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453in"/>
    </style:style>
    <style:style style:name="co2" style:family="table-column">
      <style:table-column-properties fo:break-before="auto" style:column-width="1.5016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0.92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5874in"/>
    </style:style>
    <style:style style:name="co12" style:family="table-column">
      <style:table-column-properties fo:break-before="auto" style:column-width="1.0555in"/>
    </style:style>
    <style:style style:name="co13" style:family="table-column">
      <style:table-column-properties fo:break-before="auto" style:column-width="0.9252in"/>
    </style:style>
    <style:style style:name="co14" style:family="table-column">
      <style:table-column-properties fo:break-before="auto" style:column-width="0.6091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678in"/>
    </style:style>
    <style:style style:name="co17" style:family="table-column">
      <style:table-column-properties fo:break-before="auto" style:column-width="1.3083in"/>
    </style:style>
    <style:style style:name="co18" style:family="table-column">
      <style:table-column-properties fo:break-before="auto" style:column-width="1.428in"/>
    </style:style>
    <style:style style:name="co19" style:family="table-column">
      <style:table-column-properties fo:break-before="auto" style:column-width="7.3484in"/>
    </style:style>
    <style:style style:name="co20" style:family="table-column">
      <style:table-column-properties fo:break-before="auto" style:column-width="4.84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>
      <style:table-cell-properties fo:background-color="#ccffff"/>
      <style:text-properties fo:color="#000000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ackground-color="#ccffff"/>
      <style:text-properties fo:color="#000000"/>
    </style:style>
    <style:style style:name="ce9" style:family="table-cell" style:parent-style-name="Default" style:data-style-name="N3">
      <style:table-cell-properties fo:background-color="#ffcc99"/>
    </style:style>
    <style:style style:name="ce10" style:family="table-cell" style:parent-style-name="Default" style:data-style-name="N3">
      <style:table-cell-properties fo:background-color="#ffffcc"/>
    </style:style>
    <style:style style:name="ce11" style:family="table-cell" style:parent-style-name="Default">
      <style:table-cell-properties fo:background-color="#ccffff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99" fo:border="0.06pt solid #000000"/>
      <style:text-properties style:font-name="Liberation Sans" fo:font-weight="normal" style:font-name-asian="WenQuanYi Zen Hei Sharp" style:font-weight-asian="normal" style:font-name-complex="Lohit Devanagari" style:font-weight-complex="normal"/>
    </style:style>
    <style:style style:name="ce14" style:family="table-cell" style:parent-style-name="Default" style:data-style-name="N1">
      <style:table-cell-properties fo:background-color="#ffffcc"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fo:background-color="#ccffff"/>
      <style:text-properties fo:color="#000000"/>
    </style:style>
    <style:style style:name="ce17" style:family="table-cell" style:parent-style-name="Default" style:data-style-name="N1">
      <style:table-cell-properties fo:background-color="#ffcc99"/>
    </style:style>
    <style:style style:name="ce18" style:family="table-cell" style:parent-style-name="Default" style:data-style-name="N1">
      <style:table-cell-properties fo:background-color="#ffffcc"/>
    </style:style>
    <style:style style:name="ce19" style:family="table-cell" style:parent-style-name="Default" style:data-style-name="N3">
      <style:table-cell-properties fo:background-color="#ccffff" fo:border="0.06pt solid #000000"/>
    </style:style>
    <style:style style:name="ce20" style:family="table-cell" style:parent-style-name="Default" style:data-style-name="N3">
      <style:table-cell-properties fo:border="0.06pt solid #000000"/>
    </style:style>
    <style:style style:name="ce21" style:family="table-cell" style:parent-style-name="Default" style:data-style-name="N3">
      <style:table-cell-properties fo:background-color="#ffcc99" fo:border="0.06pt solid #000000"/>
    </style:style>
    <style:style style:name="ce22" style:family="table-cell" style:parent-style-name="Default" style:data-style-name="N3">
      <style:table-cell-properties fo:background-color="#ffffcc" fo:border="0.06pt solid #000000"/>
    </style:style>
    <style:style style:name="ce23" style:family="table-cell" style:parent-style-name="Default">
      <style:table-cell-properties fo:background-color="#ccffff" fo:border="0.06pt solid #000000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cc99" fo:border="0.06pt solid #000000"/>
    </style:style>
    <style:style style:name="ce26" style:family="table-cell" style:parent-style-name="Default">
      <style:table-cell-properties fo:background-color="#ffffcc" fo:border="0.06pt solid #000000"/>
    </style:style>
    <style:style style:name="ce27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ffff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30">
      <style:table-cell-properties fo:background-color="#ccffff" fo:border="0.06pt solid #000000"/>
    </style:style>
    <style:style style:name="ce32" style:family="table-cell" style:parent-style-name="Default" style:data-style-name="N130">
      <style:table-cell-properties fo:background-color="#ffcc99" fo:border="0.06pt solid #000000"/>
    </style:style>
    <style:style style:name="ce33" style:family="table-cell" style:parent-style-name="Default" style:data-style-name="N130">
      <style:table-cell-properties fo:background-color="#ffffcc" fo:border="0.06pt solid #000000"/>
    </style:style>
    <style:style style:name="ce34" style:family="table-cell" style:parent-style-name="Default" style:data-style-name="N125"/>
    <style:style style:name="ce35" style:family="table-cell" style:parent-style-name="Default" style:data-style-name="N134"/>
    <style:style style:name="ce36" style:family="table-cell" style:parent-style-name="Default" style:data-style-name="N133"/>
    <style:style style:name="ce37" style:family="table-cell" style:parent-style-name="Default" style:data-style-name="N132"/>
    <style:style style:name="ce3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 style:data-style-name="N124"/>
    <style:style style:name="ce41" style:family="table-cell" style:parent-style-name="Default" style:data-style-name="N127"/>
    <style:style style:name="ce42" style:family="table-cell" style:parent-style-name="Default" style:data-style-name="N127">
      <style:table-cell-properties fo:background-color="#ffffcc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top" draw:ole-draw-aspect="1"/>
    </style:style>
    <style:style style:name="P1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redi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Target 2^64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Hash Rate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verage Time</text:p>
          </table:table-cell>
          <table:table-cell table:style-name="ce1" office:value-type="string" calcext:value-type="string">
            <text:p>Time Unit</text:p>
          </table:table-cell>
          <table:table-cell table:style-name="ce1"/>
          <table:table-cell table:style-name="ce1" office:value-type="string" calcext:value-type="string">
            <text:p>payload Bytes</text:p>
          </table:table-cell>
          <table:table-cell table:style-name="ce1" office:value-type="string" calcext:value-type="string">
            <text:p>payload length</text:p>
          </table:table-cell>
          <table:table-cell table:number-columns-repeated="6"/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Guess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/s</text:p>
          </table:table-cell>
          <table:table-cell/>
          <table:table-cell table:style-name="ce1" office:value-type="string" calcext:value-type="string">
            <text:p>AVG Hash</text:p>
          </table:table-cell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" calcext:value-type="float">
            <text:p>10</text:p>
          </table:table-cell>
          <table:table-cell table:formula="of:=[.A2]/[.B2]" office:value-type="float" office:value="1.84467440737096E+018" calcext:value-type="float">
            <text:p>1844674407370960000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2]/[.D2]/60/60/24/365" office:value-type="float" office:value="187027.761922218" calcext:value-type="float">
            <text:p>187028</text:p>
          </table:table-cell>
          <table:table-cell table:style-name="ce2" table:formula="of:=[.E2]/2" office:value-type="float" office:value="93513.8809611091" calcext:value-type="float">
            <text:p>93514</text:p>
          </table:table-cell>
          <table:table-cell office:value-type="string" calcext:value-type="string">
            <text:p>Y</text:p>
          </table:table-cell>
          <table:table-cell/>
          <table:table-cell table:formula="of:=51+[.J2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]" office:value-type="float" office:value="1.84467440737096E+019" calcext:value-type="float">
            <text:p>18446744073709600000</text:p>
          </table:table-cell>
          <table:table-cell table:formula="of:=[.C2]" office:value-type="float" office:value="1.84467440737096E+018" calcext:value-type="float">
            <text:p>184467440737096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9610" calcext:value-type="float">
            <text:p>1159610</text:p>
          </table:table-cell>
          <table:table-cell office:value-type="float" office:value="3.925" calcext:value-type="float">
            <text:p>3.925</text:p>
          </table:table-cell>
          <table:table-cell table:formula="of:=ROUND([.R2]/[.S2]; 0)" office:value-type="float" office:value="295442" calcext:value-type="float">
            <text:p>295442</text:p>
          </table:table-cell>
          <table:table-cell/>
          <table:table-cell table:formula="of:=AVERAGE([.T2:.T7])" office:value-type="float" office:value="245994.5" calcext:value-type="float">
            <text:p>245994.5</text:p>
          </table:table-cell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" calcext:value-type="float">
            <text:p>100</text:p>
          </table:table-cell>
          <table:table-cell table:formula="of:=[.A3]/[.B3]" office:value-type="float" office:value="1.84467440737096E+017" calcext:value-type="float">
            <text:p>184467440737096000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3]/[.D3]/60/60/24/365" office:value-type="float" office:value="18702.7761922218" calcext:value-type="float">
            <text:p>18703</text:p>
          </table:table-cell>
          <table:table-cell table:style-name="ce2" table:formula="of:=[.E3]/2" office:value-type="float" office:value="9351.38809611091" calcext:value-type="float">
            <text:p>9351</text:p>
          </table:table-cell>
          <table:table-cell office:value-type="string" calcext:value-type="string">
            <text:p>Y</text:p>
          </table:table-cell>
          <table:table-cell/>
          <table:table-cell table:formula="of:=51+[.J3]" office:value-type="float" office:value="1075" calcext:value-type="float">
            <text:p>107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A3]" office:value-type="float" office:value="1.84467440737096E+019" calcext:value-type="float">
            <text:p>18446744073709600000</text:p>
          </table:table-cell>
          <table:table-cell table:formula="of:=[.C3]" office:value-type="float" office:value="1.84467440737096E+017" calcext:value-type="float">
            <text:p>184467440737096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61242" calcext:value-type="float">
            <text:p>1661242</text:p>
          </table:table-cell>
          <table:table-cell office:value-type="float" office:value="5.625" calcext:value-type="float">
            <text:p>5.625</text:p>
          </table:table-cell>
          <table:table-cell table:formula="of:=ROUND([.R3]/[.S3]; 0)" office:value-type="float" office:value="295332" calcext:value-type="float">
            <text:p>295332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" calcext:value-type="float">
            <text:p>1000</text:p>
          </table:table-cell>
          <table:table-cell table:formula="of:=[.A4]/[.B4]" office:value-type="float" office:value="1.84467440737096E+016" calcext:value-type="float">
            <text:p>18446744073709600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4]/[.D4]/60/60/24/365" office:value-type="float" office:value="1870.27761922218" calcext:value-type="float">
            <text:p>1870</text:p>
          </table:table-cell>
          <table:table-cell table:style-name="ce2" table:formula="of:=[.E4]/2" office:value-type="float" office:value="935.138809611091" calcext:value-type="float">
            <text:p>935</text:p>
          </table:table-cell>
          <table:table-cell office:value-type="string" calcext:value-type="string">
            <text:p>Y</text:p>
          </table:table-cell>
          <table:table-cell/>
          <table:table-cell table:formula="of:=51+[.J4]" office:value-type="float" office:value="1024051" calcext:value-type="float">
            <text:p>1024051</text:p>
          </table:table-cell>
          <table:table-cell office:value-type="float" office:value="1024000" calcext:value-type="float">
            <text:p>1024000</text:p>
          </table:table-cell>
          <table:table-cell table:number-columns-repeated="2"/>
          <table:table-cell table:formula="of:=[.A4]" office:value-type="float" office:value="1.84467440737096E+019" calcext:value-type="float">
            <text:p>18446744073709600000</text:p>
          </table:table-cell>
          <table:table-cell table:formula="of:=[.C4]" office:value-type="float" office:value="1.84467440737096E+016" calcext:value-type="float">
            <text:p>184467440737096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64" calcext:value-type="float">
            <text:p>9864</text:p>
          </table:table-cell>
          <table:table-cell office:value-type="float" office:value="0.059" calcext:value-type="float">
            <text:p>0.059</text:p>
          </table:table-cell>
          <table:table-cell table:formula="of:=ROUND([.R4]/[.S4]; 0)" office:value-type="float" office:value="167186" calcext:value-type="float">
            <text:p>167186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" calcext:value-type="float">
            <text:p>10000</text:p>
          </table:table-cell>
          <table:table-cell table:formula="of:=[.A5]/[.B5]" office:value-type="float" office:value="1.84467440737096E+015" calcext:value-type="float">
            <text:p>1844674407370960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5]/[.D5]/60/60/24/365" office:value-type="float" office:value="187.027761922218" calcext:value-type="float">
            <text:p>187</text:p>
          </table:table-cell>
          <table:table-cell table:style-name="ce2" table:formula="of:=[.E5]/2" office:value-type="float" office:value="93.5138809611091" calcext:value-type="float">
            <text:p>94</text:p>
          </table:table-cell>
          <table:table-cell office:value-type="string" calcext:value-type="string">
            <text:p>Y</text:p>
          </table:table-cell>
          <table:table-cell/>
          <table:table-cell table:formula="of:=51+[.J5]" office:value-type="float" office:value="512000051" calcext:value-type="float">
            <text:p>512000051</text:p>
          </table:table-cell>
          <table:table-cell office:value-type="float" office:value="512000000" calcext:value-type="float">
            <text:p>512000000</text:p>
          </table:table-cell>
          <table:table-cell table:number-columns-repeated="2"/>
          <table:table-cell table:formula="of:=[.A5]" office:value-type="float" office:value="1.84467440737096E+019" calcext:value-type="float">
            <text:p>18446744073709600000</text:p>
          </table:table-cell>
          <table:table-cell table:formula="of:=[.C5]" office:value-type="float" office:value="1.84467440737096E+015" calcext:value-type="float">
            <text:p>18446744073709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97" calcext:value-type="float">
            <text:p>6897</text:p>
          </table:table-cell>
          <table:table-cell office:value-type="float" office:value="0.052" calcext:value-type="float">
            <text:p>0.052</text:p>
          </table:table-cell>
          <table:table-cell table:formula="of:=ROUND([.R5]/[.S5]; 0)" office:value-type="float" office:value="132635" calcext:value-type="float">
            <text:p>132635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" calcext:value-type="float">
            <text:p>100000</text:p>
          </table:table-cell>
          <table:table-cell table:formula="of:=[.A6]/[.B6]" office:value-type="float" office:value="184467440737096" calcext:value-type="float">
            <text:p>184467440737096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6]/[.D6]/60/60/24/365" office:value-type="float" office:value="18.7027761922218" calcext:value-type="float">
            <text:p>19</text:p>
          </table:table-cell>
          <table:table-cell table:style-name="ce2" table:formula="of:=[.E6]/2" office:value-type="float" office:value="9.35138809611091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formula="of:=[.A6]" office:value-type="float" office:value="1.84467440737096E+019" calcext:value-type="float">
            <text:p>18446744073709600000</text:p>
          </table:table-cell>
          <table:table-cell table:formula="of:=[.C6]" office:value-type="float" office:value="184467440737096" calcext:value-type="float">
            <text:p>1844674407370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3497" calcext:value-type="float">
            <text:p>293497</text:p>
          </table:table-cell>
          <table:table-cell office:value-type="float" office:value="1.012" calcext:value-type="float">
            <text:p>1.012</text:p>
          </table:table-cell>
          <table:table-cell table:formula="of:=ROUND([.R6]/[.S6]; 0)" office:value-type="float" office:value="290017" calcext:value-type="float">
            <text:p>290017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" calcext:value-type="float">
            <text:p>1000000</text:p>
          </table:table-cell>
          <table:table-cell table:style-name="ce2" table:formula="of:=[.A7]/[.B7]" office:value-type="float" office:value="18446744073709.6" calcext:value-type="float">
            <text:p>18446744073710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7]/[.D7]/60/60/24/365" office:value-type="float" office:value="1.87027761922218" calcext:value-type="float">
            <text:p>2</text:p>
          </table:table-cell>
          <table:table-cell table:style-name="ce2" table:formula="of:=[.E7]/2" office:value-type="float" office:value="0.93513880961109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formula="of:=[.A7]" office:value-type="float" office:value="1.84467440737096E+019" calcext:value-type="float">
            <text:p>18446744073709600000</text:p>
          </table:table-cell>
          <table:table-cell table:formula="of:=[.C7]" office:value-type="float" office:value="18446744073709.6" calcext:value-type="float">
            <text:p>18446744073709.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1042" calcext:value-type="float">
            <text:p>951042</text:p>
          </table:table-cell>
          <table:table-cell office:value-type="float" office:value="3.22" calcext:value-type="float">
            <text:p>3.22</text:p>
          </table:table-cell>
          <table:table-cell table:formula="of:=ROUND([.R7]/[.S7]; 0)" office:value-type="float" office:value="295355" calcext:value-type="float">
            <text:p>295355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" calcext:value-type="float">
            <text:p>10000000</text:p>
          </table:table-cell>
          <table:table-cell table:style-name="ce2" table:formula="of:=[.A8]/[.B8]" office:value-type="float" office:value="1844674407370.96" calcext:value-type="float">
            <text:p>1844674407371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8]/[.D8]/60/60/24" office:value-type="float" office:value="68.2651331016097" calcext:value-type="float">
            <text:p>68</text:p>
          </table:table-cell>
          <table:table-cell table:style-name="ce2" table:formula="of:=[.E8]/2" office:value-type="float" office:value="34.1325665508048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formula="of:=[.A8]" office:value-type="float" office:value="1.84467440737096E+019" calcext:value-type="float">
            <text:p>18446744073709600000</text:p>
          </table:table-cell>
          <table:table-cell table:formula="of:=[.C8]" office:value-type="float" office:value="1844674407370.96" calcext:value-type="float">
            <text:p>1844674407370.9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34956" calcext:value-type="float">
            <text:p>1934956</text:p>
          </table:table-cell>
          <table:table-cell office:value-type="float" office:value="6.382" calcext:value-type="float">
            <text:p>6.382</text:p>
          </table:table-cell>
          <table:table-cell table:formula="of:=ROUND([.R8]/[.S8]; 0)" office:value-type="float" office:value="303190" calcext:value-type="float">
            <text:p>303190</text:p>
          </table:table-cell>
          <table:table-cell table:number-columns-repeated="2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" calcext:value-type="float">
            <text:p>100000000</text:p>
          </table:table-cell>
          <table:table-cell table:style-name="ce2" table:formula="of:=[.A9]/[.B9]" office:value-type="float" office:value="184467440737.096" calcext:value-type="float">
            <text:p>184467440737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9]/[.D9]/60/60/24" office:value-type="float" office:value="6.82651331016097" calcext:value-type="float">
            <text:p>7</text:p>
          </table:table-cell>
          <table:table-cell table:style-name="ce2" table:formula="of:=[.E9]/2" office:value-type="float" office:value="3.41325665508048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formula="of:=[.A9]" office:value-type="float" office:value="1.84467440737096E+019" calcext:value-type="float">
            <text:p>18446744073709600000</text:p>
          </table:table-cell>
          <table:table-cell table:formula="of:=[.C9]" office:value-type="float" office:value="184467440737.096" calcext:value-type="float">
            <text:p>184467440737.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" calcext:value-type="float">
            <text:p>1000000000</text:p>
          </table:table-cell>
          <table:table-cell table:style-name="ce2" table:formula="of:=[.A10]/[.B10]" office:value-type="float" office:value="18446744073.7096" calcext:value-type="float">
            <text:p>18446744074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0]/[.D10]/60/60/24" office:value-type="float" office:value="0.682651331016097" calcext:value-type="float">
            <text:p>1</text:p>
          </table:table-cell>
          <table:table-cell table:style-name="ce2" table:formula="of:=[.E10]/2" office:value-type="float" office:value="0.341325665508048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formula="of:=[.A10]" office:value-type="float" office:value="1.84467440737096E+019" calcext:value-type="float">
            <text:p>18446744073709600000</text:p>
          </table:table-cell>
          <table:table-cell table:formula="of:=[.C10]" office:value-type="float" office:value="18446744073.7096" calcext:value-type="float">
            <text:p>18446744073.7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0" calcext:value-type="float">
            <text:p>10000000000</text:p>
          </table:table-cell>
          <table:table-cell table:style-name="ce2" table:formula="of:=[.A11]/[.B11]" office:value-type="float" office:value="1844674407.37096" calcext:value-type="float">
            <text:p>1844674407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1]/[.D11]/60/60" office:value-type="float" office:value="1.63836319443863" calcext:value-type="float">
            <text:p>2</text:p>
          </table:table-cell>
          <table:table-cell table:style-name="ce2" table:formula="of:=[.E11]/2" office:value-type="float" office:value="0.819181597219316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formula="of:=[.A11]" office:value-type="float" office:value="1.84467440737096E+019" calcext:value-type="float">
            <text:p>18446744073709600000</text:p>
          </table:table-cell>
          <table:table-cell table:formula="of:=[.C11]" office:value-type="float" office:value="1844674407.37096" calcext:value-type="float">
            <text:p>1844674407.37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00" calcext:value-type="float">
            <text:p>100000000000</text:p>
          </table:table-cell>
          <table:table-cell table:style-name="ce2" table:formula="of:=[.A12]/[.B12]" office:value-type="float" office:value="184467440.737096" calcext:value-type="float">
            <text:p>184467441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2]/[.D12]/60/60" office:value-type="float" office:value="0.163836319443863" calcext:value-type="float">
            <text:p>0</text:p>
          </table:table-cell>
          <table:table-cell table:style-name="ce2" table:formula="of:=[.E12]/2" office:value-type="float" office:value="0.0819181597219316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formula="of:=[.A12]" office:value-type="float" office:value="1.84467440737096E+019" calcext:value-type="float">
            <text:p>18446744073709600000</text:p>
          </table:table-cell>
          <table:table-cell table:formula="of:=[.C12]" office:value-type="float" office:value="184467440.737096" calcext:value-type="float">
            <text:p>184467440.737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000" calcext:value-type="float">
            <text:p>1000000000000</text:p>
          </table:table-cell>
          <table:table-cell table:style-name="ce2" table:formula="of:=[.A13]/[.B13]" office:value-type="float" office:value="18446744.0737096" calcext:value-type="float">
            <text:p>18446744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3]/[.D13]/60" office:value-type="float" office:value="0.983017916663179" calcext:value-type="float">
            <text:p>1</text:p>
          </table:table-cell>
          <table:table-cell table:style-name="ce2" table:formula="of:=[.E13]/2" office:value-type="float" office:value="0.491508958331589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formula="of:=[.A13]" office:value-type="float" office:value="1.84467440737096E+019" calcext:value-type="float">
            <text:p>18446744073709600000</text:p>
          </table:table-cell>
          <table:table-cell table:formula="of:=[.C13]" office:value-type="float" office:value="18446744.0737096" calcext:value-type="float">
            <text:p>18446744.0737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0000" calcext:value-type="float">
            <text:p>10000000000000</text:p>
          </table:table-cell>
          <table:table-cell table:style-name="ce2" table:formula="of:=[.A14]/[.B14]" office:value-type="float" office:value="1844674.40737096" calcext:value-type="float">
            <text:p>1844674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4]/[.D14]" office:value-type="float" office:value="5.89810749997907" calcext:value-type="float">
            <text:p>6</text:p>
          </table:table-cell>
          <table:table-cell table:style-name="ce2" table:formula="of:=[.E14]/2" office:value-type="float" office:value="2.94905374998954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formula="of:=[.A14]" office:value-type="float" office:value="1.84467440737096E+019" calcext:value-type="float">
            <text:p>18446744073709600000</text:p>
          </table:table-cell>
          <table:table-cell table:formula="of:=[.C14]" office:value-type="float" office:value="1844674.40737096" calcext:value-type="float">
            <text:p>1844674.40737096</text:p>
          </table:table-cell>
          <table:table-cell table:number-columns-repeated="8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office:value-type="float" office:value="100000000000000" calcext:value-type="float">
            <text:p>100000000000000</text:p>
          </table:table-cell>
          <table:table-cell table:style-name="ce2" table:formula="of:=[.A15]/[.B15]" office:value-type="float" office:value="184467.440737096" calcext:value-type="float">
            <text:p>184467</text:p>
          </table:table-cell>
          <table:table-cell office:value-type="float" office:value="312757" calcext:value-type="float">
            <text:p>312757</text:p>
          </table:table-cell>
          <table:table-cell table:style-name="ce2" table:formula="of:=[.C15]/[.D15]" office:value-type="float" office:value="0.589810749997907" calcext:value-type="float">
            <text:p>1</text:p>
          </table:table-cell>
          <table:table-cell table:style-name="ce2" table:formula="of:=[.E15]/2" office:value-type="float" office:value="0.294905374998954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formula="of:=[.A15]" office:value-type="float" office:value="1.84467440737096E+019" calcext:value-type="float">
            <text:p>18446744073709600000</text:p>
          </table:table-cell>
          <table:table-cell table:formula="of:=[.C15]" office:value-type="float" office:value="184467.440737096" calcext:value-type="float">
            <text:p>184467.440737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0000000000" calcext:value-type="float">
            <text:p>125000000000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207031250" calcext:value-type="float">
            <text:p>12207031250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Payload Size (B)</text:p>
          </table:table-cell>
          <table:table-cell table:style-name="ce1" office:value-type="string" calcext:value-type="string">
            <text:p>Payload Size (b)</text:p>
          </table:table-cell>
          <table:table-cell/>
          <table:table-cell table:style-name="ce1" office:value-type="string" calcext:value-type="string">
            <text:p>New Divisor</text:p>
          </table:table-cell>
          <table:table-cell/>
          <table:table-cell office:value-type="float" office:value="10000000000000" calcext:value-type="float">
            <text:p>100000000000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8" office:value-type="float" office:value="8" calcext:value-type="float">
            <text:p>8</text:p>
          </table:table-cell>
          <table:table-cell/>
          <table:table-cell table:formula="of:=[.B15] / [.B21]" office:value-type="float" office:value="12500000000000" calcext:value-type="float">
            <text:p>12500000000000</text:p>
          </table:table-cell>
          <table:table-cell table:number-columns-repeated="3"/>
          <table:table-cell table:formula="of:=[.F20]-[.F22]" office:value-type="float" office:value="9990000000000" calcext:value-type="float">
            <text:p>9990000000000</text:p>
          </table:table-cell>
          <table:table-cell table:number-columns-repeated="1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22]*8" office:value-type="float" office:value="8192" calcext:value-type="float">
            <text:p>8192</text:p>
          </table:table-cell>
          <table:table-cell/>
          <table:table-cell table:formula="of:=[.B15] / [.B22]" office:value-type="float" office:value="12207031250" calcext:value-type="float">
            <text:p>12207031250</text:p>
          </table:table-cell>
          <table:table-cell/>
          <table:table-cell office:value-type="float" office:value="10000000000" calcext:value-type="float">
            <text:p>10000000000</text:p>
          </table:table-cell>
          <table:table-cell table:number-columns-repeated="16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table:formula="of:=[.A23]*8" office:value-type="float" office:value="8192000" calcext:value-type="float">
            <text:p>8192000</text:p>
          </table:table-cell>
          <table:table-cell/>
          <table:table-cell table:style-name="ce2" table:formula="of:=[.B15] / [.B23]" office:value-type="float" office:value="12207031.25" calcext:value-type="float">
            <text:p>12207031</text:p>
          </table:table-cell>
          <table:table-cell table:number-columns-repeated="18"/>
        </table:table-row>
        <table:table-row table:style-name="ro1">
          <table:table-cell office:value-type="float" office:value="1024000000" calcext:value-type="float">
            <text:p>1024000000</text:p>
          </table:table-cell>
          <table:table-cell table:formula="of:=[.A24]*8" office:value-type="float" office:value="8192000000" calcext:value-type="float">
            <text:p>8192000000</text:p>
          </table:table-cell>
          <table:table-cell/>
          <table:table-cell table:formula="of:=[.B18] / [.B24]" office:value-type="float" office:value="0" calcext:value-type="float">
            <text:p>0</text:p>
          </table:table-cell>
          <table:table-cell/>
          <table:table-cell office:value-type="float" office:value="9990000000000" calcext:value-type="float">
            <text:p>9990000000000</text:p>
          </table:table-cell>
          <table:table-cell table:formula="of:=[.F24]/[.F25]" office:value-type="float" office:value="9.755859375" calcext:value-type="float">
            <text:p>9.755859375</text:p>
          </table:table-cell>
          <table:table-cell table:number-columns-repeated="15"/>
        </table:table-row>
        <table:table-row table:style-name="ro1">
          <table:table-cell office:value-type="float" office:value="1024000000000" calcext:value-type="float">
            <text:p>1024000000000</text:p>
          </table:table-cell>
          <table:table-cell table:formula="of:=[.A25]*8" office:value-type="float" office:value="8192000000000" calcext:value-type="float">
            <text:p>8192000000000</text:p>
          </table:table-cell>
          <table:table-cell table:number-columns-repeated="3"/>
          <table:table-cell office:value-type="float" office:value="1024000000000" calcext:value-type="float">
            <text:p>1024000000000</text:p>
          </table:table-cell>
          <table:table-cell table:number-columns-repeated="16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Represents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ash Rate (kh)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arget</text:p>
          </table:table-cell>
          <table:table-cell table:number-columns-repeated="19"/>
        </table:table-row>
        <table:table-row table:style-name="ro1" table:number-rows-repeated="104854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ash Test" table:style-name="ta1">
        <table:table-column table:style-name="co7" table:number-columns-repeated="2" table:default-cell-style-name="Default"/>
        <table:table-column table:style-name="co7" table:default-cell-style-name="ce3"/>
        <table:table-column table:style-name="co10" table:default-cell-style-name="ce2"/>
        <table:table-row table:style-name="ro1">
          <table:table-cell table:style-name="ce1" office:value-type="string" calcext:value-type="string">
            <text:p>Trial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ash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73" calcext:value-type="float">
            <text:p>3.27</text:p>
          </table:table-cell>
          <table:table-cell table:formula="of:=[.B2]/[.C2]" office:value-type="float" office:value="305530.094714329" calcext:value-type="float">
            <text:p>3055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7" calcext:value-type="float">
            <text:p>3.18</text:p>
          </table:table-cell>
          <table:table-cell table:formula="of:=[.B3]/[.C3]" office:value-type="float" office:value="314762.354422411" calcext:value-type="float">
            <text:p>314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52" calcext:value-type="float">
            <text:p>3.25</text:p>
          </table:table-cell>
          <table:table-cell table:formula="of:=[.B4]/[.C4]" office:value-type="float" office:value="307503.07503075" calcext:value-type="float">
            <text:p>307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9" calcext:value-type="float">
            <text:p>3.19</text:p>
          </table:table-cell>
          <table:table-cell table:formula="of:=[.B5]/[.C5]" office:value-type="float" office:value="313479.623824451" calcext:value-type="float">
            <text:p>313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9" calcext:value-type="float">
            <text:p>3.16</text:p>
          </table:table-cell>
          <table:table-cell table:formula="of:=[.B6]/[.C6]" office:value-type="float" office:value="316555.872111428" calcext:value-type="float">
            <text:p>316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.993" calcext:value-type="float">
            <text:p>31.99</text:p>
          </table:table-cell>
          <table:table-cell table:formula="of:=[.B7]/[.C7]" office:value-type="float" office:value="312568.374331885" calcext:value-type="float">
            <text:p>3125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.854" calcext:value-type="float">
            <text:p>31.85</text:p>
          </table:table-cell>
          <table:table-cell table:formula="of:=[.B8]/[.C8]" office:value-type="float" office:value="313932.316192629" calcext:value-type="float">
            <text:p>313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.889" calcext:value-type="float">
            <text:p>31.89</text:p>
          </table:table-cell>
          <table:table-cell table:formula="of:=[.B9]/[.C9]" office:value-type="float" office:value="313587.757533946" calcext:value-type="float">
            <text:p>313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.221" calcext:value-type="float">
            <text:p>32.22</text:p>
          </table:table-cell>
          <table:table-cell table:formula="of:=[.B10]/[.C10]" office:value-type="float" office:value="310356.599733093" calcext:value-type="float">
            <text:p>310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.319" calcext:value-type="float">
            <text:p>31.32</text:p>
          </table:table-cell>
          <table:table-cell table:formula="of:=[.B11]/[.C11]" office:value-type="float" office:value="319294.996647403" calcext:value-type="float">
            <text:p>319295</text:p>
          </table:table-cell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VG:</text:p>
          </table:table-cell>
          <table:table-cell table:style-name="Default" table:formula="of:=SUM([.D2:.D11])/10" office:value-type="float" office:value="312757.106454233" calcext:value-type="float">
            <text:p>312757.106454233</text:p>
          </table:table-cell>
        </table:table-row>
      </table:table>
      <table:table table:name="Experimen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number-columns-repeated="1011" table:default-cell-style-name="Default"/>
        <table:table-row table:style-name="ro2">
          <table:table-cell table:style-name="ce1" office:value-type="string" calcext:value-type="string">
            <text:p>Target 2^64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Hash Rate (kh)</text:p>
          </table:table-cell>
          <table:table-cell table:style-name="ce1" table:number-columns-repeated="3"/>
          <table:table-cell table:style-name="ce1" office:value-type="string" calcext:value-type="string">
            <text:p>Numbers Below Target</text:p>
          </table:table-cell>
          <table:table-cell table:style-name="ce1" office:value-type="string" calcext:value-type="string">
            <text:p>% Above</text:p>
          </table:table-cell>
          <table:table-cell table:style-name="ce1" office:value-type="string" calcext:value-type="string">
            <text:p>Numbers Above Target</text:p>
          </table:table-cell>
          <table:table-cell table:style-name="ce1" office:value-type="string" calcext:value-type="string">
            <text:p>Chance to Guess</text:p>
          </table:table-cell>
          <table:table-cell table:style-name="ce1" office:value-type="string" calcext:value-type="string">
            <text:p>Correct Guesses / s</text:p>
          </table:table-cell>
          <table:table-cell table:style-name="ce1" office:value-type="string" calcext:value-type="string">
            <text:p>Time to Guess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" calcext:value-type="float">
            <text:p>10</text:p>
          </table:table-cell>
          <table:table-cell table:formula="of:=[.A2]/[.B2]" office:value-type="float" office:value="1.84467440737096E+018" calcext:value-type="float">
            <text:p>1844674407370960000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formula="of:=[.C2]" office:value-type="float" office:value="1.84467440737096E+018" calcext:value-type="float">
            <text:p>1844674407370960000</text:p>
          </table:table-cell>
          <table:table-cell table:formula="of:=[.J2]/[.A2]" office:value-type="float" office:value="0.9" calcext:value-type="float">
            <text:p>0.9</text:p>
          </table:table-cell>
          <table:table-cell table:formula="of:=[.A2]-[.C2]" office:value-type="float" office:value="1.66020696663386E+019" calcext:value-type="float">
            <text:p>16602069666338600000</text:p>
          </table:table-cell>
          <table:table-cell table:formula="of:=[.H2]/[.A2]" office:value-type="float" office:value="0.1" calcext:value-type="float">
            <text:p>0.1</text:p>
          </table:table-cell>
          <table:table-cell table:formula="of:=[.D2]*[.K2]" office:value-type="float" office:value="27208.9" calcext:value-type="float">
            <text:p>27208.9</text:p>
          </table:table-cell>
          <table:table-cell table:style-name="ce41" table:formula="of:=(1/[.L2])" office:value-type="float" office:value="0.0000367526801892028" calcext:value-type="float">
            <text:p>0.000037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" calcext:value-type="float">
            <text:p>100</text:p>
          </table:table-cell>
          <table:table-cell table:formula="of:=[.A3]/[.B3]" office:value-type="float" office:value="1.84467440737096E+017" calcext:value-type="float">
            <text:p>184467440737096000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formula="of:=[.C3]" office:value-type="float" office:value="1.84467440737096E+017" calcext:value-type="float">
            <text:p>184467440737096000</text:p>
          </table:table-cell>
          <table:table-cell table:formula="of:=[.J3]/[.A3]" office:value-type="float" office:value="0.99" calcext:value-type="float">
            <text:p>0.99</text:p>
          </table:table-cell>
          <table:table-cell table:formula="of:=[.A3]-[.C3]" office:value-type="float" office:value="1.82622766329725E+019" calcext:value-type="float">
            <text:p>18262276632972500000</text:p>
          </table:table-cell>
          <table:table-cell table:formula="of:=[.H3]/[.A3]" office:value-type="float" office:value="0.01" calcext:value-type="float">
            <text:p>0.01</text:p>
          </table:table-cell>
          <table:table-cell table:formula="of:=[.D3]*[.K3]" office:value-type="float" office:value="2720.89" calcext:value-type="float">
            <text:p>2720.89</text:p>
          </table:table-cell>
          <table:table-cell table:style-name="ce41" table:formula="of:=(1/[.L3])" office:value-type="float" office:value="0.000367526801892028" calcext:value-type="float">
            <text:p>0.000368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" calcext:value-type="float">
            <text:p>1,000</text:p>
          </table:table-cell>
          <table:table-cell table:formula="of:=[.A4]/[.B4]" office:value-type="float" office:value="1.84467440737096E+016" calcext:value-type="float">
            <text:p>18446744073709600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formula="of:=[.C4]" office:value-type="float" office:value="1.84467440737096E+016" calcext:value-type="float">
            <text:p>18446744073709600</text:p>
          </table:table-cell>
          <table:table-cell table:formula="of:=[.J4]/[.A4]" office:value-type="float" office:value="0.999" calcext:value-type="float">
            <text:p>0.999</text:p>
          </table:table-cell>
          <table:table-cell table:formula="of:=[.A4]-[.C4]" office:value-type="float" office:value="1.84282973296358E+019" calcext:value-type="float">
            <text:p>18428297329635800000</text:p>
          </table:table-cell>
          <table:table-cell table:formula="of:=[.H4]/[.A4]" office:value-type="float" office:value="0.001" calcext:value-type="float">
            <text:p>0.001</text:p>
          </table:table-cell>
          <table:table-cell table:formula="of:=[.D4]*[.K4]" office:value-type="float" office:value="272.089" calcext:value-type="float">
            <text:p>272.089</text:p>
          </table:table-cell>
          <table:table-cell table:style-name="ce41" table:formula="of:=(1/[.L4])" office:value-type="float" office:value="0.00367526801892028" calcext:value-type="float">
            <text:p>0.003675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" calcext:value-type="float">
            <text:p>10,000</text:p>
          </table:table-cell>
          <table:table-cell table:formula="of:=[.A5]/[.B5]" office:value-type="float" office:value="1.84467440737096E+015" calcext:value-type="float">
            <text:p>1844674407370960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formula="of:=[.C5]" office:value-type="float" office:value="1.84467440737096E+015" calcext:value-type="float">
            <text:p>1844674407370960</text:p>
          </table:table-cell>
          <table:table-cell table:formula="of:=[.J5]/[.A5]" office:value-type="float" office:value="0.9999" calcext:value-type="float">
            <text:p>0.9999</text:p>
          </table:table-cell>
          <table:table-cell table:formula="of:=[.A5]-[.C5]" office:value-type="float" office:value="1.84448993993022E+019" calcext:value-type="float">
            <text:p>18444899399302200000</text:p>
          </table:table-cell>
          <table:table-cell table:formula="of:=[.H5]/[.A5]" office:value-type="float" office:value="0.0001" calcext:value-type="float">
            <text:p>0.0001</text:p>
          </table:table-cell>
          <table:table-cell table:formula="of:=[.D5]*[.K5]" office:value-type="float" office:value="27.2089" calcext:value-type="float">
            <text:p>27.2089</text:p>
          </table:table-cell>
          <table:table-cell table:style-name="ce41" table:formula="of:=(1/[.L5])" office:value-type="float" office:value="0.0367526801892028" calcext:value-type="float">
            <text:p>0.036753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" calcext:value-type="float">
            <text:p>100,000</text:p>
          </table:table-cell>
          <table:table-cell table:formula="of:=[.A6]/[.B6]" office:value-type="float" office:value="184467440737096" calcext:value-type="float">
            <text:p>184467440737096</text:p>
          </table:table-cell>
          <table:table-cell office:value-type="float" office:value="272089" calcext:value-type="float">
            <text:p>272089</text:p>
          </table:table-cell>
          <table:table-cell/>
          <table:table-cell table:style-name="ce2"/>
          <table:table-cell/>
          <table:table-cell table:formula="of:=[.C6]" office:value-type="float" office:value="184467440737096" calcext:value-type="float">
            <text:p>184467440737096</text:p>
          </table:table-cell>
          <table:table-cell table:formula="of:=[.J6]/[.A6]" office:value-type="float" office:value="0.99999" calcext:value-type="float">
            <text:p>0.99999</text:p>
          </table:table-cell>
          <table:table-cell table:formula="of:=[.A6]-[.C6]" office:value-type="float" office:value="1.84465596062688E+019" calcext:value-type="float">
            <text:p>18446559606268800000</text:p>
          </table:table-cell>
          <table:table-cell table:formula="of:=[.H6]/[.A6]" office:value-type="float" office:value="0.00001" calcext:value-type="float">
            <text:p>0.00001</text:p>
          </table:table-cell>
          <table:table-cell table:formula="of:=[.D6]*[.K6]" office:value-type="float" office:value="2.72089" calcext:value-type="float">
            <text:p>2.72089</text:p>
          </table:table-cell>
          <table:table-cell table:style-name="ce41" table:formula="of:=(1/[.L6])" office:value-type="float" office:value="0.367526801892028" calcext:value-type="float">
            <text:p>0.367527</text:p>
          </table:table-cell>
          <table:table-cell table:number-columns-repeated="1011"/>
        </table:table-row>
        <table:table-row table:style-name="ro1">
          <table:table-cell table:style-name="ce4" table:formula="of:=2^64" office:value-type="float" office:value="1.84467440737096E+019" calcext:value-type="float">
            <text:p>18446744073709600000</text:p>
          </table:table-cell>
          <table:table-cell table:style-name="ce8" office:value-type="float" office:value="1000000" calcext:value-type="float">
            <text:p>1,000,000</text:p>
          </table:table-cell>
          <table:table-cell table:style-name="ce16" table:formula="of:=[.A7]/[.B7]" office:value-type="float" office:value="18446744073709.6" calcext:value-type="float">
            <text:p>18446744073710</text:p>
          </table:table-cell>
          <table:table-cell office:value-type="float" office:value="272089" calcext:value-type="float">
            <text:p>272089</text:p>
          </table:table-cell>
          <table:table-cell table:style-name="ce16" table:number-columns-repeated="2"/>
          <table:table-cell table:style-name="ce4"/>
          <table:table-cell table:style-name="ce16" table:formula="of:=[.C7]" office:value-type="float" office:value="18446744073709.6" calcext:value-type="float">
            <text:p>18446744073710</text:p>
          </table:table-cell>
          <table:table-cell table:style-name="ce4" table:formula="of:=[.J7]/[.A7]" office:value-type="float" office:value="0.999999" calcext:value-type="float">
            <text:p>0.999999</text:p>
          </table:table-cell>
          <table:table-cell table:style-name="ce4" table:formula="of:=[.A7]-[.C7]" office:value-type="float" office:value="1.84467256269655E+019" calcext:value-type="float">
            <text:p>18446725626965500000</text:p>
          </table:table-cell>
          <table:table-cell table:style-name="ce4" table:formula="of:=[.H7]/[.A7]" office:value-type="float" office:value="0.000001" calcext:value-type="float">
            <text:p>0.000001</text:p>
          </table:table-cell>
          <table:table-cell table:style-name="ce4" table:formula="of:=[.D7]*[.K7]" office:value-type="float" office:value="0.272089000000001" calcext:value-type="float">
            <text:p>0.272089</text:p>
          </table:table-cell>
          <table:table-cell table:style-name="ce41" table:formula="of:=(1/[.L7])" office:value-type="float" office:value="3.67526801892028" calcext:value-type="float">
            <text:p>3.675268</text:p>
          </table:table-cell>
          <table:table-cell table:style-name="ce4" table:number-columns-repeated="1011"/>
        </table:table-row>
        <table:table-row table:style-name="ro1">
          <table:table-cell table:style-name="ce5" table:formula="of:=2^64" office:value-type="float" office:value="1.84467440737096E+019" calcext:value-type="float">
            <text:p>18446744073709600000</text:p>
          </table:table-cell>
          <table:table-cell table:style-name="ce9" office:value-type="float" office:value="10000000" calcext:value-type="float">
            <text:p>10,000,000</text:p>
          </table:table-cell>
          <table:table-cell table:style-name="ce17" table:formula="of:=[.A8]/[.B8]" office:value-type="float" office:value="1844674407370.96" calcext:value-type="float">
            <text:p>1844674407371</text:p>
          </table:table-cell>
          <table:table-cell office:value-type="float" office:value="272089" calcext:value-type="float">
            <text:p>272089</text:p>
          </table:table-cell>
          <table:table-cell table:style-name="ce17" table:number-columns-repeated="2"/>
          <table:table-cell table:style-name="ce5"/>
          <table:table-cell table:style-name="ce17" table:formula="of:=[.C8]" office:value-type="float" office:value="1844674407370.96" calcext:value-type="float">
            <text:p>1844674407371</text:p>
          </table:table-cell>
          <table:table-cell table:style-name="ce5" table:formula="of:=[.J8]/[.A8]" office:value-type="float" office:value="0.9999999" calcext:value-type="float">
            <text:p>0.9999999</text:p>
          </table:table-cell>
          <table:table-cell table:style-name="ce5" table:formula="of:=[.A8]-[.C8]" office:value-type="float" office:value="1.84467422290351E+019" calcext:value-type="float">
            <text:p>18446742229035100000</text:p>
          </table:table-cell>
          <table:table-cell table:style-name="ce5" table:formula="of:=[.H8]/[.A8]" office:value-type="float" office:value="0.0000001" calcext:value-type="float">
            <text:p>0.0000001</text:p>
          </table:table-cell>
          <table:table-cell table:style-name="ce5" table:formula="of:=([.D8]*[.K8])" office:value-type="float" office:value="0.0272089000000001" calcext:value-type="float">
            <text:p>0.0272089</text:p>
          </table:table-cell>
          <table:table-cell table:style-name="ce41" table:formula="of:=(1/[.L8])" office:value-type="float" office:value="36.7526801892028" calcext:value-type="float">
            <text:p>36.752680</text:p>
          </table:table-cell>
          <table:table-cell table:style-name="ce5" table:number-columns-repeated="1011"/>
        </table:table-row>
        <table:table-row table:style-name="ro1">
          <table:table-cell table:style-name="ce6" table:formula="of:=2^64" office:value-type="float" office:value="1.84467440737096E+019" calcext:value-type="float">
            <text:p>18446744073709600000</text:p>
          </table:table-cell>
          <table:table-cell table:style-name="ce10" office:value-type="float" office:value="100000000" calcext:value-type="float">
            <text:p>100,000,000</text:p>
          </table:table-cell>
          <table:table-cell table:style-name="ce18" table:formula="of:=[.A9]/[.B9]" office:value-type="float" office:value="184467440737.096" calcext:value-type="float">
            <text:p>184467440737</text:p>
          </table:table-cell>
          <table:table-cell office:value-type="float" office:value="272089" calcext:value-type="float">
            <text:p>272089</text:p>
          </table:table-cell>
          <table:table-cell table:style-name="ce18" table:number-columns-repeated="2"/>
          <table:table-cell table:style-name="ce6"/>
          <table:table-cell table:style-name="ce18" table:formula="of:=[.C9]" office:value-type="float" office:value="184467440737.096" calcext:value-type="float">
            <text:p>184467440737</text:p>
          </table:table-cell>
          <table:table-cell table:style-name="ce6" table:formula="of:=[.J9]/[.A9]" office:value-type="float" office:value="0.99999999" calcext:value-type="float">
            <text:p>0.99999999</text:p>
          </table:table-cell>
          <table:table-cell table:style-name="ce6" table:formula="of:=[.A9]-[.C9]" office:value-type="float" office:value="1.84467438892421E+019" calcext:value-type="float">
            <text:p>18446743889242100000</text:p>
          </table:table-cell>
          <table:table-cell table:style-name="ce6" table:formula="of:=[.H9]/[.A9]" office:value-type="float" office:value="0.00000001" calcext:value-type="float">
            <text:p>0.00000001</text:p>
          </table:table-cell>
          <table:table-cell table:style-name="ce6" table:formula="of:=[.D9]*[.K9]" office:value-type="float" office:value="0.00272089000000001" calcext:value-type="float">
            <text:p>0.00272089</text:p>
          </table:table-cell>
          <table:table-cell table:style-name="ce42" table:formula="of:=(1/[.L9])" office:value-type="float" office:value="367.526801892028" calcext:value-type="float">
            <text:p>367.526802</text:p>
          </table:table-cell>
          <table:table-cell table:style-name="ce6"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" calcext:value-type="float">
            <text:p>1,000,000,000</text:p>
          </table:table-cell>
          <table:table-cell table:style-name="ce2" table:formula="of:=[.A10]/[.B10]" office:value-type="float" office:value="18446744073.7096" calcext:value-type="float">
            <text:p>18446744074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0]" office:value-type="float" office:value="18446744073.7096" calcext:value-type="float">
            <text:p>18446744074</text:p>
          </table:table-cell>
          <table:table-cell table:formula="of:=[.J10]/[.A10]" office:value-type="float" office:value="0.999999999" calcext:value-type="float">
            <text:p>0.999999999</text:p>
          </table:table-cell>
          <table:table-cell table:formula="of:=[.A10]-[.C10]" office:value-type="float" office:value="1.84467440552628E+019" calcext:value-type="float">
            <text:p>18446744055262800000</text:p>
          </table:table-cell>
          <table:table-cell table:formula="of:=[.H10]/[.A10]" office:value-type="float" office:value="0.000000001" calcext:value-type="float">
            <text:p>0.000000001</text:p>
          </table:table-cell>
          <table:table-cell table:formula="of:=[.D10]*[.K10]" office:value-type="float" office:value="0.000272089000000001" calcext:value-type="float">
            <text:p>0.000272089</text:p>
          </table:table-cell>
          <table:table-cell table:style-name="ce41" table:formula="of:=(1/[.L10])" office:value-type="float" office:value="3675.26801892028" calcext:value-type="float">
            <text:p>3675.268019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0" calcext:value-type="float">
            <text:p>10,000,000,000</text:p>
          </table:table-cell>
          <table:table-cell table:style-name="ce2" table:formula="of:=[.A11]/[.B11]" office:value-type="float" office:value="1844674407.37096" calcext:value-type="float">
            <text:p>1844674407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1]" office:value-type="float" office:value="1844674407.37096" calcext:value-type="float">
            <text:p>1844674407</text:p>
          </table:table-cell>
          <table:table-cell table:formula="of:=[.J11]/[.A11]" office:value-type="float" office:value="0.9999999999" calcext:value-type="float">
            <text:p>0.9999999999</text:p>
          </table:table-cell>
          <table:table-cell table:formula="of:=[.A11]-[.C11]" office:value-type="float" office:value="1.84467440718649E+019" calcext:value-type="float">
            <text:p>18446744071864900000</text:p>
          </table:table-cell>
          <table:table-cell table:style-name="ce40" table:formula="of:=[.H11]/[.A11]" office:value-type="float" office:value="0.0000000001" calcext:value-type="float">
            <text:p>0.0000000001</text:p>
          </table:table-cell>
          <table:table-cell table:style-name="ce40" table:formula="of:=[.D11]*[.K11]" office:value-type="float" office:value="0.0000272089" calcext:value-type="float">
            <text:p>0.0000272089</text:p>
          </table:table-cell>
          <table:table-cell table:style-name="ce41" table:formula="of:=(1/[.L11])" office:value-type="float" office:value="36752.6801892028" calcext:value-type="float">
            <text:p>36752.680189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00" calcext:value-type="float">
            <text:p>100,000,000,000</text:p>
          </table:table-cell>
          <table:table-cell table:style-name="ce2" table:formula="of:=[.A12]/[.B12]" office:value-type="float" office:value="184467440.737096" calcext:value-type="float">
            <text:p>184467441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2]" office:value-type="float" office:value="184467440.737096" calcext:value-type="float">
            <text:p>184467441</text:p>
          </table:table-cell>
          <table:table-cell table:style-name="ce34" table:formula="of:=[.J12]/[.A12]" office:value-type="float" office:value="0.99999999999" calcext:value-type="float">
            <text:p>0.99999999999</text:p>
          </table:table-cell>
          <table:table-cell table:formula="of:=[.A12]-[.C12]" office:value-type="float" office:value="1.84467440735251E+019" calcext:value-type="float">
            <text:p>18446744073525100000</text:p>
          </table:table-cell>
          <table:table-cell table:style-name="ce34" table:formula="of:=[.H12]/[.A12]" office:value-type="float" office:value="0.00000000001" calcext:value-type="float">
            <text:p>0.00000000001</text:p>
          </table:table-cell>
          <table:table-cell table:style-name="ce34" table:formula="of:=[.D12]*[.K12]" office:value-type="float" office:value="0.00000272089" calcext:value-type="float">
            <text:p>0.00000272089</text:p>
          </table:table-cell>
          <table:table-cell table:style-name="ce41" table:formula="of:=(1/[.L12])" office:value-type="float" office:value="367526.801892028" calcext:value-type="float">
            <text:p>367526.801892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000" calcext:value-type="float">
            <text:p>1,000,000,000,000</text:p>
          </table:table-cell>
          <table:table-cell table:style-name="ce2" table:formula="of:=[.A13]/[.B13]" office:value-type="float" office:value="18446744.0737096" calcext:value-type="float">
            <text:p>18446744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3]" office:value-type="float" office:value="18446744.0737096" calcext:value-type="float">
            <text:p>18446744</text:p>
          </table:table-cell>
          <table:table-cell table:style-name="ce35" table:formula="of:=[.J13]/[.A13]" office:value-type="float" office:value="0.999999999999" calcext:value-type="float">
            <text:p>0.999999999999</text:p>
          </table:table-cell>
          <table:table-cell table:formula="of:=[.A13]-[.C13]" office:value-type="float" office:value="1.84467440736911E+019" calcext:value-type="float">
            <text:p>18446744073691100000</text:p>
          </table:table-cell>
          <table:table-cell table:style-name="ce35" table:formula="of:=[.H13]/[.A13]" office:value-type="float" office:value="0.000000000001" calcext:value-type="float">
            <text:p>0.000000000001</text:p>
          </table:table-cell>
          <table:table-cell table:style-name="ce35" table:formula="of:=[.D13]*[.K13]" office:value-type="float" office:value="0.000000272089" calcext:value-type="float">
            <text:p>0.000000272089</text:p>
          </table:table-cell>
          <table:table-cell table:style-name="ce41" table:formula="of:=(1/[.L13])" office:value-type="float" office:value="3675268.01892028" calcext:value-type="float">
            <text:p>3675268.018920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0000" calcext:value-type="float">
            <text:p>10,000,000,000,000</text:p>
          </table:table-cell>
          <table:table-cell table:style-name="ce2" table:formula="of:=[.A14]/[.B14]" office:value-type="float" office:value="1844674.40737096" calcext:value-type="float">
            <text:p>1844674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4]" office:value-type="float" office:value="1844674.40737096" calcext:value-type="float">
            <text:p>1844674</text:p>
          </table:table-cell>
          <table:table-cell table:style-name="ce36" table:formula="of:=[.J14]/[.A14]" office:value-type="float" office:value="0.9999999999999" calcext:value-type="float">
            <text:p>0.9999999999999</text:p>
          </table:table-cell>
          <table:table-cell table:formula="of:=[.A14]-[.C14]" office:value-type="float" office:value="1.84467440737077E+019" calcext:value-type="float">
            <text:p>18446744073707700000</text:p>
          </table:table-cell>
          <table:table-cell table:style-name="ce36" table:formula="of:=[.H14]/[.A14]" office:value-type="float" office:value="0.0000000000001" calcext:value-type="float">
            <text:p>0.0000000000001</text:p>
          </table:table-cell>
          <table:table-cell table:style-name="ce36" table:formula="of:=[.D14]*[.K14]" office:value-type="float" office:value="0.0000000272089" calcext:value-type="float">
            <text:p>0.0000000272089</text:p>
          </table:table-cell>
          <table:table-cell table:style-name="ce41" table:formula="of:=(1/[.L14])" office:value-type="float" office:value="36752680.1892028" calcext:value-type="float">
            <text:p>36752680.189203</text:p>
          </table:table-cell>
          <table:table-cell table:number-columns-repeated="1011"/>
        </table:table-row>
        <table:table-row table:style-name="ro1">
          <table:table-cell table:formula="of:=2^64" office:value-type="float" office:value="1.84467440737096E+019" calcext:value-type="float">
            <text:p>18446744073709600000</text:p>
          </table:table-cell>
          <table:table-cell table:style-name="ce7" office:value-type="float" office:value="100000000000000" calcext:value-type="float">
            <text:p>100,000,000,000,000</text:p>
          </table:table-cell>
          <table:table-cell table:style-name="ce2" table:formula="of:=[.A15]/[.B15]" office:value-type="float" office:value="184467.440737096" calcext:value-type="float">
            <text:p>184467</text:p>
          </table:table-cell>
          <table:table-cell office:value-type="float" office:value="272089" calcext:value-type="float">
            <text:p>272089</text:p>
          </table:table-cell>
          <table:table-cell table:style-name="ce2" table:number-columns-repeated="2"/>
          <table:table-cell/>
          <table:table-cell table:style-name="ce2" table:formula="of:=[.C15]" office:value-type="float" office:value="184467.440737096" calcext:value-type="float">
            <text:p>184467</text:p>
          </table:table-cell>
          <table:table-cell table:style-name="ce37" table:formula="of:=[.J15]/[.A15]" office:value-type="float" office:value="0.99999999999999" calcext:value-type="float">
            <text:p>0.99999999999999</text:p>
          </table:table-cell>
          <table:table-cell table:formula="of:=[.A15]-[.C15]" office:value-type="float" office:value="1.84467440737094E+019" calcext:value-type="float">
            <text:p>18446744073709400000</text:p>
          </table:table-cell>
          <table:table-cell table:style-name="ce37" table:formula="of:=[.H15]/[.A15]" office:value-type="float" office:value="0.00000000000001" calcext:value-type="float">
            <text:p>0.00000000000001</text:p>
          </table:table-cell>
          <table:table-cell table:style-name="ce37" table:formula="of:=[.D15]*[.K15]" office:value-type="float" office:value="0.00000000272089" calcext:value-type="float">
            <text:p>0.00000000272089</text:p>
          </table:table-cell>
          <table:table-cell table:style-name="ce41" table:formula="of:=(1/[.L15])" office:value-type="float" office:value="367526801.892028" calcext:value-type="float">
            <text:p>367526801.89202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Guess</text:p>
          </table:table-cell>
          <table:table-cell table:style-name="ce1" office:value-type="string" calcext:value-type="string">
            <text:p>Nonce</text:p>
          </table:table-cell>
          <table:table-cell table:style-name="ce1"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8446744073710" calcext:value-type="float">
            <text:p>1844674407371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3" office:value-type="float" office:value="13233403702602" calcext:value-type="float">
            <text:p>13233403702602</text:p>
          </table:table-cell>
          <table:table-cell table:style-name="ce23" office:value-type="float" office:value="377247" calcext:value-type="float">
            <text:p>377247</text:p>
          </table:table-cell>
          <table:table-cell table:style-name="ce23" office:value-type="float" office:value="1.289" calcext:value-type="float">
            <text:p>1.289</text:p>
          </table:table-cell>
          <table:table-cell table:style-name="ce27" office:value-type="string" calcext:value-type="string">
            <text:p>AVG:</text:p>
          </table:table-cell>
          <table:table-cell table:style-name="ce27" office:value-type="string" calcext:value-type="string">
            <text:p>Predicted: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8446744073710" calcext:value-type="float">
            <text:p>1844674407371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3" office:value-type="float" office:value="11590961914848" calcext:value-type="float">
            <text:p>11590961914848</text:p>
          </table:table-cell>
          <table:table-cell table:style-name="ce23" office:value-type="float" office:value="916130" calcext:value-type="float">
            <text:p>916130</text:p>
          </table:table-cell>
          <table:table-cell table:style-name="ce23" office:value-type="float" office:value="3.089" calcext:value-type="float">
            <text:p>3.089</text:p>
          </table:table-cell>
          <table:table-cell table:style-name="ce23" table:formula="of:=SUM([.F19:.F23])/5" office:value-type="float" office:value="2.125" calcext:value-type="float">
            <text:p>2.125</text:p>
          </table:table-cell>
          <table:table-cell table:style-name="ce31" table:formula="of:=[.M7]" office:value-type="float" office:value="3.67526801892028" calcext:value-type="float">
            <text:p>3.6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8446744073710" calcext:value-type="float">
            <text:p>1844674407371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3" office:value-type="float" office:value="1872343858119" calcext:value-type="float">
            <text:p>1872343858119</text:p>
          </table:table-cell>
          <table:table-cell table:style-name="ce23" office:value-type="float" office:value="1324277" calcext:value-type="float">
            <text:p>1324277</text:p>
          </table:table-cell>
          <table:table-cell table:style-name="ce23" office:value-type="float" office:value="4.375" calcext:value-type="float">
            <text:p>4.375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8446744073710" calcext:value-type="float">
            <text:p>1844674407371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3" office:value-type="float" office:value="2097386261092" calcext:value-type="float">
            <text:p>2097386261092</text:p>
          </table:table-cell>
          <table:table-cell table:style-name="ce23" office:value-type="float" office:value="454334" calcext:value-type="float">
            <text:p>454334</text:p>
          </table:table-cell>
          <table:table-cell table:style-name="ce23" office:value-type="float" office:value="1.537" calcext:value-type="float">
            <text:p>1.537</text:p>
          </table:table-cell>
          <table:table-cell table:style-name="ce23" table:number-columns-repeated="2"/>
          <table:table-cell/>
          <table:table-cell table:formula="of:=1/([.D7]*[.K7])" office:value-type="float" office:value="3.67526801892027" calcext:value-type="float">
            <text:p>3.67526801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8446744073710" calcext:value-type="float">
            <text:p>1844674407371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3" office:value-type="float" office:value="13781924701908" calcext:value-type="float">
            <text:p>13781924701908</text:p>
          </table:table-cell>
          <table:table-cell table:style-name="ce23" office:value-type="float" office:value="95746" calcext:value-type="float">
            <text:p>95746</text:p>
          </table:table-cell>
          <table:table-cell table:style-name="ce23" office:value-type="float" office:value="0.335" calcext:value-type="float">
            <text:p>0.335</text:p>
          </table:table-cell>
          <table:table-cell table:style-name="ce28"/>
          <table:table-cell table:style-name="ce23"/>
          <table:table-cell table:number-columns-repeated="1016"/>
        </table:table-row>
        <table:table-row table:style-name="ro1">
          <table:table-cell/>
          <table:table-cell table:style-name="ce12"/>
          <table:table-cell table:style-name="ce20"/>
          <table:table-cell table:style-name="ce24" table:number-columns-repeated="5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844674407371" calcext:value-type="float">
            <text:p>1844674407371</text:p>
          </table:table-cell>
          <table:table-cell table:style-name="ce21" office:value-type="float" office:value="10000000" calcext:value-type="float">
            <text:p>10,000,000</text:p>
          </table:table-cell>
          <table:table-cell table:style-name="ce25" office:value-type="float" office:value="1553851019717" calcext:value-type="float">
            <text:p>1553851019717</text:p>
          </table:table-cell>
          <table:table-cell table:style-name="ce25" office:value-type="float" office:value="13946822" calcext:value-type="float">
            <text:p>13946822</text:p>
          </table:table-cell>
          <table:table-cell table:style-name="ce25" office:value-type="float" office:value="46.848" calcext:value-type="float">
            <text:p>46.848</text:p>
          </table:table-cell>
          <table:table-cell table:style-name="ce29" office:value-type="string" calcext:value-type="string">
            <text:p>AVG:</text:p>
          </table:table-cell>
          <table:table-cell table:style-name="ce29" office:value-type="string" calcext:value-type="string">
            <text:p>Predicted: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844674407371" calcext:value-type="float">
            <text:p>1844674407371</text:p>
          </table:table-cell>
          <table:table-cell table:style-name="ce21" office:value-type="float" office:value="10000000" calcext:value-type="float">
            <text:p>10,000,000</text:p>
          </table:table-cell>
          <table:table-cell table:style-name="ce25" office:value-type="float" office:value="1150451680625" calcext:value-type="float">
            <text:p>1150451680625</text:p>
          </table:table-cell>
          <table:table-cell table:style-name="ce25" office:value-type="float" office:value="14403922" calcext:value-type="float">
            <text:p>14403922</text:p>
          </table:table-cell>
          <table:table-cell table:style-name="ce25" office:value-type="float" office:value="47.979" calcext:value-type="float">
            <text:p>47.979</text:p>
          </table:table-cell>
          <table:table-cell table:style-name="ce25" table:formula="of:=SUM([.F25:.F29])/5" office:value-type="float" office:value="39.014" calcext:value-type="float">
            <text:p>39.014</text:p>
          </table:table-cell>
          <table:table-cell table:style-name="ce32" table:formula="of:=[.M8]" office:value-type="float" office:value="36.7526801892028" calcext:value-type="float">
            <text:p>36.753</text:p>
          </table:table-cell>
          <table:table-cell table:style-name="ce38" office:value-type="string" calcext:value-type="string">
            <text:p>Real Hash Rate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844674407371" calcext:value-type="float">
            <text:p>1844674407371</text:p>
          </table:table-cell>
          <table:table-cell table:style-name="ce21" office:value-type="float" office:value="10000000" calcext:value-type="float">
            <text:p>10,000,000</text:p>
          </table:table-cell>
          <table:table-cell table:style-name="ce25" office:value-type="float" office:value="736246395464" calcext:value-type="float">
            <text:p>736246395464</text:p>
          </table:table-cell>
          <table:table-cell table:style-name="ce25" office:value-type="float" office:value="726090" calcext:value-type="float">
            <text:p>726090</text:p>
          </table:table-cell>
          <table:table-cell table:style-name="ce25" office:value-type="float" office:value="2.409" calcext:value-type="float">
            <text:p>2.409</text:p>
          </table:table-cell>
          <table:table-cell table:style-name="ce25" table:number-columns-repeated="2"/>
          <table:table-cell table:style-name="ce5" table:formula="of:=[.G29]/[.H29]" office:value-type="float" office:value="298438.418302034" calcext:value-type="float">
            <text:p>298438.41830203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float" office:value="1844674407371" calcext:value-type="float">
            <text:p>1844674407371</text:p>
          </table:table-cell>
          <table:table-cell table:style-name="ce21" office:value-type="float" office:value="10000000" calcext:value-type="float">
            <text:p>10,000,000</text:p>
          </table:table-cell>
          <table:table-cell table:style-name="ce25" office:value-type="float" office:value="777984793607" calcext:value-type="float">
            <text:p>777984793607</text:p>
          </table:table-cell>
          <table:table-cell table:style-name="ce25" office:value-type="float" office:value="9977846" calcext:value-type="float">
            <text:p>9977846</text:p>
          </table:table-cell>
          <table:table-cell table:style-name="ce25" office:value-type="float" office:value="33.092" calcext:value-type="float">
            <text:p>33.092</text:p>
          </table:table-cell>
          <table:table-cell table:style-name="ce29" office:value-type="string" calcext:value-type="string">
            <text:p>Total Nonces:</text:p>
          </table:table-cell>
          <table:table-cell table:style-name="ce29" office:value-type="string" calcext:value-type="string">
            <text:p>Total Time: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844674407371" calcext:value-type="float">
            <text:p>1844674407371</text:p>
          </table:table-cell>
          <table:table-cell table:style-name="ce21" office:value-type="float" office:value="10000000" calcext:value-type="float">
            <text:p>10,000,000</text:p>
          </table:table-cell>
          <table:table-cell table:style-name="ce25" office:value-type="float" office:value="256454966940" calcext:value-type="float">
            <text:p>256454966940</text:p>
          </table:table-cell>
          <table:table-cell table:style-name="ce25" office:value-type="float" office:value="19567023" calcext:value-type="float">
            <text:p>19567023</text:p>
          </table:table-cell>
          <table:table-cell table:style-name="ce25" office:value-type="float" office:value="64.742" calcext:value-type="float">
            <text:p>64.742</text:p>
          </table:table-cell>
          <table:table-cell table:style-name="ce25" office:value-type="float" office:value="5010922786" calcext:value-type="float">
            <text:p>5010922786</text:p>
          </table:table-cell>
          <table:table-cell table:style-name="ce32" office:value-type="float" office:value="16790.4749479295" calcext:value-type="float">
            <text:p>16790.475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20"/>
          <table:table-cell table:style-name="ce24" table:number-columns-repeated="5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4467440737" calcext:value-type="float">
            <text:p>184467440737</text:p>
          </table:table-cell>
          <table:table-cell table:style-name="ce22" office:value-type="float" office:value="100000000" calcext:value-type="float">
            <text:p>100,000,000</text:p>
          </table:table-cell>
          <table:table-cell table:style-name="ce26" office:value-type="float" office:value="165046067101" calcext:value-type="float">
            <text:p>165046067101</text:p>
          </table:table-cell>
          <table:table-cell table:style-name="ce26" office:value-type="float" office:value="70842954" calcext:value-type="float">
            <text:p>70842954</text:p>
          </table:table-cell>
          <table:table-cell table:style-name="ce26" office:value-type="float" office:value="235.847" calcext:value-type="float">
            <text:p>235.847</text:p>
          </table:table-cell>
          <table:table-cell table:style-name="ce30" office:value-type="string" calcext:value-type="string">
            <text:p>AVG:</text:p>
          </table:table-cell>
          <table:table-cell table:style-name="ce30" office:value-type="string" calcext:value-type="string">
            <text:p>Predicted:</text:p>
          </table:table-cell>
          <table:table-cell table:style-name="ce3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184467440737" calcext:value-type="float">
            <text:p>184467440737</text:p>
          </table:table-cell>
          <table:table-cell table:style-name="ce22" office:value-type="float" office:value="100000000" calcext:value-type="float">
            <text:p>100,000,000</text:p>
          </table:table-cell>
          <table:table-cell table:style-name="ce26" office:value-type="float" office:value="143446921612" calcext:value-type="float">
            <text:p>143446921612</text:p>
          </table:table-cell>
          <table:table-cell table:style-name="ce26" office:value-type="float" office:value="3764001" calcext:value-type="float">
            <text:p>3764001</text:p>
          </table:table-cell>
          <table:table-cell table:style-name="ce26" office:value-type="float" office:value="12.554" calcext:value-type="float">
            <text:p>12.554</text:p>
          </table:table-cell>
          <table:table-cell table:style-name="ce26" table:formula="of:=SUM([.F31:.F35])/5" office:value-type="float" office:value="338.7086" calcext:value-type="float">
            <text:p>338.7086</text:p>
          </table:table-cell>
          <table:table-cell table:style-name="ce33" table:formula="of:=[.M9]" office:value-type="float" office:value="367.526801892028" calcext:value-type="float">
            <text:p>367.527</text:p>
          </table:table-cell>
          <table:table-cell table:style-name="ce3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184467440737" calcext:value-type="float">
            <text:p>184467440737</text:p>
          </table:table-cell>
          <table:table-cell table:style-name="ce22" office:value-type="float" office:value="100000000" calcext:value-type="float">
            <text:p>100,000,000</text:p>
          </table:table-cell>
          <table:table-cell table:style-name="ce26" office:value-type="float" office:value="50518928908" calcext:value-type="float">
            <text:p>50518928908</text:p>
          </table:table-cell>
          <table:table-cell table:style-name="ce26" office:value-type="float" office:value="76880139" calcext:value-type="float">
            <text:p>76880139</text:p>
          </table:table-cell>
          <table:table-cell table:style-name="ce26" office:value-type="float" office:value="255.228" calcext:value-type="float">
            <text:p>255.228</text:p>
          </table:table-cell>
          <table:table-cell table:style-name="ce26" table:number-columns-repeated="2"/>
          <table:table-cell table:style-name="ce3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184467440737" calcext:value-type="float">
            <text:p>184467440737</text:p>
          </table:table-cell>
          <table:table-cell table:style-name="ce22" office:value-type="float" office:value="100000000" calcext:value-type="float">
            <text:p>100,000,000</text:p>
          </table:table-cell>
          <table:table-cell table:style-name="ce26" office:value-type="float" office:value="23811430266" calcext:value-type="float">
            <text:p>23811430266</text:p>
          </table:table-cell>
          <table:table-cell table:style-name="ce26" office:value-type="float" office:value="36096412" calcext:value-type="float">
            <text:p>36096412</text:p>
          </table:table-cell>
          <table:table-cell table:style-name="ce26" office:value-type="float" office:value="119.56" calcext:value-type="float">
            <text:p>119.56</text:p>
          </table:table-cell>
          <table:table-cell table:style-name="ce30" table:number-columns-repeated="2"/>
          <table:table-cell table:style-name="ce3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184467440737" calcext:value-type="float">
            <text:p>184467440737</text:p>
          </table:table-cell>
          <table:table-cell table:style-name="ce22" office:value-type="float" office:value="100000000" calcext:value-type="float">
            <text:p>100,000,000</text:p>
          </table:table-cell>
          <table:table-cell table:style-name="ce26" office:value-type="float" office:value="30530471104" calcext:value-type="float">
            <text:p>30530471104</text:p>
          </table:table-cell>
          <table:table-cell table:style-name="ce26" office:value-type="float" office:value="327436690" calcext:value-type="float">
            <text:p>327436690</text:p>
          </table:table-cell>
          <table:table-cell table:style-name="ce26" office:value-type="float" office:value="1070.354" calcext:value-type="float">
            <text:p>1070.354</text:p>
          </table:table-cell>
          <table:table-cell table:style-name="ce26" table:number-columns-repeated="2"/>
          <table:table-cell table:style-name="ce39"/>
          <table:table-cell table:number-columns-repeated="1015"/>
        </table:table-row>
        <table:table-row table:style-name="ro1">
          <table:table-cell table:number-columns-repeated="8"/>
          <table:table-cell table:style-name="ce39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Experiment" table:style-name="ta1">
        <table:shapes>
          <draw:frame draw:z-index="0" draw:style-name="gr1" draw:text-style-name="P1" svg:width="6.2988in" svg:height="3.5398in" svg:x="5.287in" svg:y="4.1909in">
            <draw:object draw:notify-on-update-of-ranges="'Long Experiment'.A2:'Long Experiment'.A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2854in" svg:y="0.4591in">
            <draw:object draw:notify-on-update-of-ranges="'Long Experiment'.D2:'Long Experiment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1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Trial 1</text:p>
          </table:table-cell>
          <table:table-cell table:number-columns-repeated="2"/>
          <table:table-cell table:style-name="ce1" office:value-type="string" calcext:value-type="string">
            <text:p>Trial 2</text:p>
          </table:table-cell>
          <table:table-cell table:number-columns-repeated="14"/>
        </table:table-row>
        <table:table-row table:style-name="ro1">
          <table:table-cell table:style-name="ce43" office:value-type="float" office:value="0.054" calcext:value-type="float">
            <text:p>0.054</text:p>
          </table:table-cell>
          <table:table-cell table:number-columns-repeated="2"/>
          <table:table-cell office:value-type="float" office:value="0.533066987991" calcext:value-type="float">
            <text:p>0.533066988</text:p>
          </table:table-cell>
          <table:table-cell table:formula="of:=AVERAGE([.D2:.D501])" office:value-type="float" office:value="33.580949895859" calcext:value-type="float">
            <text:p>33.5809498959</text:p>
          </table:table-cell>
          <table:table-cell table:number-columns-repeated="13"/>
        </table:table-row>
        <table:table-row table:style-name="ro1">
          <table:table-cell office:value-type="float" office:value="1.574" calcext:value-type="float">
            <text:p>1.574</text:p>
          </table:table-cell>
          <table:table-cell table:number-columns-repeated="2"/>
          <table:table-cell office:value-type="float" office:value="1.43327784538" calcext:value-type="float">
            <text:p>1.4332778454</text:p>
          </table:table-cell>
          <table:table-cell table:number-columns-repeated="14"/>
        </table:table-row>
        <table:table-row table:style-name="ro1">
          <table:table-cell table:style-name="ce1" office:value-type="float" office:value="10.588" calcext:value-type="float">
            <text:p>10.588</text:p>
          </table:table-cell>
          <table:table-cell table:number-columns-repeated="2"/>
          <table:table-cell office:value-type="float" office:value="5.82699108124" calcext:value-type="float">
            <text:p>5.8269910812</text:p>
          </table:table-cell>
          <table:table-cell table:number-columns-repeated="14"/>
        </table:table-row>
        <table:table-row table:style-name="ro1">
          <table:table-cell office:value-type="float" office:value="3.993" calcext:value-type="float">
            <text:p>3.993</text:p>
          </table:table-cell>
          <table:table-cell table:number-columns-repeated="2"/>
          <table:table-cell office:value-type="float" office:value="57.1623880863" calcext:value-type="float">
            <text:p>57.1623880863</text:p>
          </table:table-cell>
          <table:table-cell table:number-columns-repeated="14"/>
        </table:table-row>
        <table:table-row table:style-name="ro1">
          <table:table-cell office:value-type="float" office:value="2.949" calcext:value-type="float">
            <text:p>2.949</text:p>
          </table:table-cell>
          <table:table-cell table:number-columns-repeated="2"/>
          <table:table-cell office:value-type="float" office:value="8.83902096748" calcext:value-type="float">
            <text:p>8.8390209675</text:p>
          </table:table-cell>
          <table:table-cell table:number-columns-repeated="14"/>
        </table:table-row>
        <table:table-row table:style-name="ro1">
          <table:table-cell office:value-type="float" office:value="1.413" calcext:value-type="float">
            <text:p>1.413</text:p>
          </table:table-cell>
          <table:table-cell table:number-columns-repeated="2"/>
          <table:table-cell office:value-type="float" office:value="15.287416935" calcext:value-type="float">
            <text:p>15.287416935</text:p>
          </table:table-cell>
          <table:table-cell table:number-columns-repeated="14"/>
        </table:table-row>
        <table:table-row table:style-name="ro1">
          <table:table-cell table:style-name="ce43" office:value-type="float" office:value="0.05" calcext:value-type="float">
            <text:p>0.05</text:p>
          </table:table-cell>
          <table:table-cell table:number-columns-repeated="2"/>
          <table:table-cell office:value-type="float" office:value="24.7895190716" calcext:value-type="float">
            <text:p>24.7895190716</text:p>
          </table:table-cell>
          <table:table-cell table:number-columns-repeated="14"/>
        </table:table-row>
        <table:table-row table:style-name="ro1">
          <table:table-cell office:value-type="float" office:value="1.588" calcext:value-type="float">
            <text:p>1.588</text:p>
          </table:table-cell>
          <table:table-cell table:number-columns-repeated="2"/>
          <table:table-cell office:value-type="float" office:value="9.00085401535" calcext:value-type="float">
            <text:p>9.0008540154</text:p>
          </table:table-cell>
          <table:table-cell table:number-columns-repeated="14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5.9555580616" calcext:value-type="float">
            <text:p>5.9555580616</text:p>
          </table:table-cell>
          <table:table-cell table:number-columns-repeated="14"/>
        </table:table-row>
        <table:table-row table:style-name="ro1">
          <table:table-cell table:style-name="ce1" office:value-type="float" office:value="4.106" calcext:value-type="float">
            <text:p>4.106</text:p>
          </table:table-cell>
          <table:table-cell table:number-columns-repeated="2"/>
          <table:table-cell office:value-type="float" office:value="30.4735090733" calcext:value-type="float">
            <text:p>30.4735090733</text:p>
          </table:table-cell>
          <table:table-cell table:number-columns-repeated="14"/>
        </table:table-row>
        <table:table-row table:style-name="ro2">
          <table:table-cell office:value-type="float" office:value="1.453" calcext:value-type="float">
            <text:p>1.453</text:p>
          </table:table-cell>
          <table:table-cell table:number-columns-repeated="2"/>
          <table:table-cell office:value-type="float" office:value="27.8142309189" calcext:value-type="float">
            <text:p>27.8142309189</text:p>
          </table:table-cell>
          <table:table-cell table:number-columns-repeated="12"/>
          <table:table-cell table:style-name="ce44" office:value-type="float" office:value="1E+082" calcext:value-type="float">
            <text:p>10000000000000000000000000000000000000000000000000000000000000000000000000000000000</text:p>
          </table:table-cell>
          <table:table-cell table:formula="of:=[.Q12]/[.Q13]" office:value-type="float" office:value="3.38813178902125E+061" calcext:value-type="float">
            <text:p>33881317890212500000000000000000000000000000000000000000000000</text:p>
          </table:table-cell>
        </table:table-row>
        <table:table-row table:style-name="ro2">
          <table:table-cell office:value-type="float" office:value="1.775" calcext:value-type="float">
            <text:p>1.775</text:p>
          </table:table-cell>
          <table:table-cell table:number-columns-repeated="2"/>
          <table:table-cell office:value-type="float" office:value="57.1386950016" calcext:value-type="float">
            <text:p>57.1386950016</text:p>
          </table:table-cell>
          <table:table-cell table:number-columns-repeated="12"/>
          <table:table-cell table:style-name="ce44" office:value-type="float" office:value="2.95147905179E+020" calcext:value-type="float">
            <text:p>295147905179000000000</text:p>
          </table:table-cell>
          <table:table-cell table:formula="of:=SQRT([.R12])" office:value-type="float" office:value="5.82076609135022E+030" calcext:value-type="float">
            <text:p>5820766091350220000000000000000</text:p>
          </table:table-cell>
        </table:table-row>
        <table:table-row table:style-name="ro1">
          <table:table-cell office:value-type="float" office:value="6.501" calcext:value-type="float">
            <text:p>6.501</text:p>
          </table:table-cell>
          <table:table-cell table:number-columns-repeated="2"/>
          <table:table-cell office:value-type="float" office:value="33.3302750587" calcext:value-type="float">
            <text:p>33.3302750587</text:p>
          </table:table-cell>
          <table:table-cell table:number-columns-repeated="14"/>
        </table:table-row>
        <table:table-row table:style-name="ro1">
          <table:table-cell office:value-type="float" office:value="2.306" calcext:value-type="float">
            <text:p>2.306</text:p>
          </table:table-cell>
          <table:table-cell table:number-columns-repeated="2"/>
          <table:table-cell office:value-type="float" office:value="18.7558598518" calcext:value-type="float">
            <text:p>18.7558598518</text:p>
          </table:table-cell>
          <table:table-cell table:number-columns-repeated="14"/>
        </table:table-row>
        <table:table-row table:style-name="ro1">
          <table:table-cell office:value-type="float" office:value="2.246" calcext:value-type="float">
            <text:p>2.246</text:p>
          </table:table-cell>
          <table:table-cell table:number-columns-repeated="2"/>
          <table:table-cell office:value-type="float" office:value="1.21776604652" calcext:value-type="float">
            <text:p>1.2177660465</text:p>
          </table:table-cell>
          <table:table-cell table:number-columns-repeated="14"/>
        </table:table-row>
        <table:table-row table:style-name="ro1">
          <table:table-cell office:value-type="float" office:value="0.418" calcext:value-type="float">
            <text:p>0.418</text:p>
          </table:table-cell>
          <table:table-cell table:number-columns-repeated="2"/>
          <table:table-cell office:value-type="float" office:value="59.2948269844" calcext:value-type="float">
            <text:p>59.2948269844</text:p>
          </table:table-cell>
          <table:table-cell table:number-columns-repeated="14"/>
        </table:table-row>
        <table:table-row table:style-name="ro1">
          <table:table-cell office:value-type="float" office:value="3.775" calcext:value-type="float">
            <text:p>3.775</text:p>
          </table:table-cell>
          <table:table-cell table:number-columns-repeated="2"/>
          <table:table-cell office:value-type="float" office:value="126.598797083" calcext:value-type="float">
            <text:p>126.598797083</text:p>
          </table:table-cell>
          <table:table-cell table:number-columns-repeated="14"/>
        </table:table-row>
        <table:table-row table:style-name="ro1">
          <table:table-cell office:value-type="float" office:value="1.921" calcext:value-type="float">
            <text:p>1.921</text:p>
          </table:table-cell>
          <table:table-cell table:number-columns-repeated="2"/>
          <table:table-cell office:value-type="float" office:value="69.3010079861" calcext:value-type="float">
            <text:p>69.3010079861</text:p>
          </table:table-cell>
          <table:table-cell table:number-columns-repeated="14"/>
        </table:table-row>
        <table:table-row table:style-name="ro1">
          <table:table-cell office:value-type="float" office:value="0.256" calcext:value-type="float">
            <text:p>0.256</text:p>
          </table:table-cell>
          <table:table-cell table:number-columns-repeated="2"/>
          <table:table-cell office:value-type="float" office:value="17.3321659565" calcext:value-type="float">
            <text:p>17.3321659565</text:p>
          </table:table-cell>
          <table:table-cell table:number-columns-repeated="14"/>
        </table:table-row>
        <table:table-row table:style-name="ro1">
          <table:table-cell office:value-type="float" office:value="1.616" calcext:value-type="float">
            <text:p>1.616</text:p>
          </table:table-cell>
          <table:table-cell table:style-name="ce1" table:formula="of:=AVERAGE([.A2:.A21])" office:value-type="float" office:value="2.6031" calcext:value-type="float">
            <text:p>2.6031</text:p>
          </table:table-cell>
          <table:table-cell/>
          <table:table-cell office:value-type="float" office:value="33.5680940151" calcext:value-type="float">
            <text:p>33.5680940151</text:p>
          </table:table-cell>
          <table:table-cell table:number-columns-repeated="14"/>
        </table:table-row>
        <table:table-row table:style-name="ro1">
          <table:table-cell office:value-type="float" office:value="4.422" calcext:value-type="float">
            <text:p>4.422</text:p>
          </table:table-cell>
          <table:table-cell table:number-columns-repeated="2"/>
          <table:table-cell office:value-type="float" office:value="13.2837769985" calcext:value-type="float">
            <text:p>13.2837769985</text:p>
          </table:table-cell>
          <table:table-cell table:number-columns-repeated="14"/>
        </table:table-row>
        <table:table-row table:style-name="ro1"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float" office:value="3.44465088844" calcext:value-type="float">
            <text:p>3.4446508884</text:p>
          </table:table-cell>
          <table:table-cell table:number-columns-repeated="14"/>
        </table:table-row>
        <table:table-row table:style-name="ro1"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float" office:value="7.8542740345" calcext:value-type="float">
            <text:p>7.8542740345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4.4388370514" calcext:value-type="float">
            <text:p>14.4388370514</text:p>
          </table:table-cell>
          <table:table-cell table:number-columns-repeated="14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/>
          <table:table-cell office:value-type="float" office:value="58.9937257767" calcext:value-type="float">
            <text:p>58.9937257767</text:p>
          </table:table-cell>
          <table:table-cell table:number-columns-repeated="14"/>
        </table:table-row>
        <table:table-row table:style-name="ro1">
          <table:table-cell table:style-name="ce1" office:value-type="float" office:value="8.491" calcext:value-type="float">
            <text:p>8.491</text:p>
          </table:table-cell>
          <table:table-cell table:number-columns-repeated="2"/>
          <table:table-cell office:value-type="float" office:value="35.8492019176" calcext:value-type="float">
            <text:p>35.8492019176</text:p>
          </table:table-cell>
          <table:table-cell table:number-columns-repeated="14"/>
        </table:table-row>
        <table:table-row table:style-name="ro1">
          <table:table-cell office:value-type="float" office:value="2.598" calcext:value-type="float">
            <text:p>2.598</text:p>
          </table:table-cell>
          <table:table-cell table:number-columns-repeated="2"/>
          <table:table-cell office:value-type="float" office:value="11.8837430477" calcext:value-type="float">
            <text:p>11.8837430477</text:p>
          </table:table-cell>
          <table:table-cell table:number-columns-repeated="14"/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13.3587260246" calcext:value-type="float">
            <text:p>13.3587260246</text:p>
          </table:table-cell>
          <table:table-cell table:number-columns-repeated="14"/>
        </table:table-row>
        <table:table-row table:style-name="ro1">
          <table:table-cell table:style-name="ce1" office:value-type="float" office:value="10.179" calcext:value-type="float">
            <text:p>10.179</text:p>
          </table:table-cell>
          <table:table-cell table:number-columns-repeated="2"/>
          <table:table-cell office:value-type="float" office:value="6.13482904434" calcext:value-type="float">
            <text:p>6.1348290443</text:p>
          </table:table-cell>
          <table:table-cell table:number-columns-repeated="14"/>
        </table:table-row>
        <table:table-row table:style-name="ro1">
          <table:table-cell office:value-type="float" office:value="1.954" calcext:value-type="float">
            <text:p>1.954</text:p>
          </table:table-cell>
          <table:table-cell table:number-columns-repeated="2"/>
          <table:table-cell office:value-type="float" office:value="56.0440530777" calcext:value-type="float">
            <text:p>56.0440530777</text:p>
          </table:table-cell>
          <table:table-cell table:number-columns-repeated="14"/>
        </table:table-row>
        <table:table-row table:style-name="ro1"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float" office:value="12.4517199993" calcext:value-type="float">
            <text:p>12.4517199993</text:p>
          </table:table-cell>
          <table:table-cell table:number-columns-repeated="14"/>
        </table:table-row>
        <table:table-row table:style-name="ro1">
          <table:table-cell office:value-type="float" office:value="0.596" calcext:value-type="float">
            <text:p>0.596</text:p>
          </table:table-cell>
          <table:table-cell table:number-columns-repeated="2"/>
          <table:table-cell office:value-type="float" office:value="2.39543795586" calcext:value-type="float">
            <text:p>2.3954379559</text:p>
          </table:table-cell>
          <table:table-cell table:number-columns-repeated="14"/>
        </table:table-row>
        <table:table-row table:style-name="ro1">
          <table:table-cell office:value-type="float" office:value="1.345" calcext:value-type="float">
            <text:p>1.345</text:p>
          </table:table-cell>
          <table:table-cell table:number-columns-repeated="2"/>
          <table:table-cell office:value-type="float" office:value="3.79809808731" calcext:value-type="float">
            <text:p>3.7980980873</text:p>
          </table:table-cell>
          <table:table-cell table:number-columns-repeated="14"/>
        </table:table-row>
        <table:table-row table:style-name="ro1">
          <table:table-cell table:style-name="ce43" office:value-type="float" office:value="0.018" calcext:value-type="float">
            <text:p>0.018</text:p>
          </table:table-cell>
          <table:table-cell table:number-columns-repeated="2"/>
          <table:table-cell office:value-type="float" office:value="1.03835606575" calcext:value-type="float">
            <text:p>1.0383560658</text:p>
          </table:table-cell>
          <table:table-cell table:number-columns-repeated="14"/>
        </table:table-row>
        <table:table-row table:style-name="ro1">
          <table:table-cell office:value-type="float" office:value="4.287" calcext:value-type="float">
            <text:p>4.287</text:p>
          </table:table-cell>
          <table:table-cell table:number-columns-repeated="2"/>
          <table:table-cell office:value-type="float" office:value="1.38297200203" calcext:value-type="float">
            <text:p>1.382972002</text:p>
          </table:table-cell>
          <table:table-cell table:number-columns-repeated="14"/>
        </table:table-row>
        <table:table-row table:style-name="ro1">
          <table:table-cell table:style-name="ce43" office:value-type="float" office:value="0.15" calcext:value-type="float">
            <text:p>0.15</text:p>
          </table:table-cell>
          <table:table-cell table:number-columns-repeated="2"/>
          <table:table-cell office:value-type="float" office:value="19.8276329041" calcext:value-type="float">
            <text:p>19.8276329041</text:p>
          </table:table-cell>
          <table:table-cell table:number-columns-repeated="14"/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2"/>
          <table:table-cell office:value-type="float" office:value="65.4565889835" calcext:value-type="float">
            <text:p>65.4565889835</text:p>
          </table:table-cell>
          <table:table-cell table:number-columns-repeated="14"/>
        </table:table-row>
        <table:table-row table:style-name="ro1">
          <table:table-cell office:value-type="float" office:value="2.015" calcext:value-type="float">
            <text:p>2.015</text:p>
          </table:table-cell>
          <table:table-cell table:number-columns-repeated="2"/>
          <table:table-cell office:value-type="float" office:value="41.9298520088" calcext:value-type="float">
            <text:p>41.9298520088</text:p>
          </table:table-cell>
          <table:table-cell table:number-columns-repeated="14"/>
        </table:table-row>
        <table:table-row table:style-name="ro1">
          <table:table-cell office:value-type="float" office:value="1.619" calcext:value-type="float">
            <text:p>1.619</text:p>
          </table:table-cell>
          <table:table-cell table:number-columns-repeated="2"/>
          <table:table-cell office:value-type="float" office:value="8.15788197517" calcext:value-type="float">
            <text:p>8.1578819752</text:p>
          </table:table-cell>
          <table:table-cell table:number-columns-repeated="14"/>
        </table:table-row>
        <table:table-row table:style-name="ro1">
          <table:table-cell office:value-type="float" office:value="4.004" calcext:value-type="float">
            <text:p>4.004</text:p>
          </table:table-cell>
          <table:table-cell table:style-name="ce1" table:formula="of:=AVERAGE([.A2:.A41])" office:value-type="float" office:value="2.55825" calcext:value-type="float">
            <text:p>2.55825</text:p>
          </table:table-cell>
          <table:table-cell/>
          <table:table-cell office:value-type="float" office:value="73.8555941582" calcext:value-type="float">
            <text:p>73.85559415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1240608692" calcext:value-type="float">
            <text:p>33.12406086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1.6084871292" calcext:value-type="float">
            <text:p>71.60848712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0208859444" calcext:value-type="float">
            <text:p>17.02088594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2.1186871529" calcext:value-type="float">
            <text:p>62.11868715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1858489513" calcext:value-type="float">
            <text:p>31.18584895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9.7195708752" calcext:value-type="float">
            <text:p>59.71957087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2.9181568623" calcext:value-type="float">
            <text:p>62.91815686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1.2762899399" calcext:value-type="float">
            <text:p>71.27628993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5.0756599903" calcext:value-type="float">
            <text:p>25.07565999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7.626182079" calcext:value-type="float">
            <text:p>127.626182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5624029636" calcext:value-type="float">
            <text:p>30.56240296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1.319922924" calcext:value-type="float">
            <text:p>121.3199229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5.1031079292" calcext:value-type="float">
            <text:p>65.10310792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9.2473800182" calcext:value-type="float">
            <text:p>29.24738001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5.597748041" calcext:value-type="float">
            <text:p>105.5977480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.399764061" calcext:value-type="float">
            <text:p>15.3997640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0.8011269569" calcext:value-type="float">
            <text:p>60.80112695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2.4836270809" calcext:value-type="float">
            <text:p>62.48362708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3929519653" calcext:value-type="float">
            <text:p>28.39295196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8.8411362171" calcext:value-type="float">
            <text:p>78.841136217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29089713097" calcext:value-type="float">
            <text:p>7.2908971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918211937" calcext:value-type="float">
            <text:p>22.9182119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9.98290205" calcext:value-type="float">
            <text:p>129.982902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887460947" calcext:value-type="float">
            <text:p>17.8874609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21931385994" calcext:value-type="float">
            <text:p>8.21931385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4.0496098995" calcext:value-type="float">
            <text:p>84.04960989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7943060398" calcext:value-type="float">
            <text:p>21.79430603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23266601562" calcext:value-type="float">
            <text:p>8.23266601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3575270176" calcext:value-type="float">
            <text:p>22.35752701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1539721489" calcext:value-type="float">
            <text:p>33.153972148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1371049881" calcext:value-type="float">
            <text:p>16.13710498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286673069" calcext:value-type="float">
            <text:p>5.2866730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28436994553" calcext:value-type="float">
            <text:p>1.28436994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4963560104" calcext:value-type="float">
            <text:p>22.49635601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8920490742" calcext:value-type="float">
            <text:p>11.89204907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5.6767041683" calcext:value-type="float">
            <text:p>35.67670416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8.2913548946" calcext:value-type="float">
            <text:p>98.29135489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4.4878211021" calcext:value-type="float">
            <text:p>44.487821102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.1269900799" calcext:value-type="float">
            <text:p>15.12699007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6364099979" calcext:value-type="float">
            <text:p>16.63640999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41427397728" calcext:value-type="float">
            <text:p>2.41427397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17155218124" calcext:value-type="float">
            <text:p>8.17155218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2.671225071" calcext:value-type="float">
            <text:p>62.67122507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8.4606821537" calcext:value-type="float">
            <text:p>38.46068215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3795800209" calcext:value-type="float">
            <text:p>36.37958002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25494408607" calcext:value-type="float">
            <text:p>1.25494408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80633187294" calcext:value-type="float">
            <text:p>6.80633187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6724178791" calcext:value-type="float">
            <text:p>26.67241787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840517997742" calcext:value-type="float">
            <text:p>0.84051799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5708129406" calcext:value-type="float">
            <text:p>6.570812940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0.927512884" calcext:value-type="float">
            <text:p>180.9275128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598482132" calcext:value-type="float">
            <text:p>14.5984821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5.1819050312" calcext:value-type="float">
            <text:p>65.18190503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8360240459" calcext:value-type="float">
            <text:p>31.836024045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8585250378" calcext:value-type="float">
            <text:p>21.85852503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68693590164" calcext:value-type="float">
            <text:p>7.68693590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8.1430571079" calcext:value-type="float">
            <text:p>58.143057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374630928" calcext:value-type="float">
            <text:p>11.3746309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52576303482" calcext:value-type="float">
            <text:p>4.52576303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5457727909" calcext:value-type="float">
            <text:p>21.54577279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56449007988" calcext:value-type="float">
            <text:p>4.56449007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5.9926240444" calcext:value-type="float">
            <text:p>95.99262404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4.917137146" calcext:value-type="float">
            <text:p>64.9171371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4195950031" calcext:value-type="float">
            <text:p>34.41959500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4532809258" calcext:value-type="float">
            <text:p>16.45328092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5.6094090939" calcext:value-type="float">
            <text:p>85.60940909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97497391701" calcext:value-type="float">
            <text:p>7.9749739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783400774" calcext:value-type="float">
            <text:p>9.7834007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3.6863071918" calcext:value-type="float">
            <text:p>63.68630719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41719007492" calcext:value-type="float">
            <text:p>0.741719007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6.2096338272" calcext:value-type="float">
            <text:p>46.20963382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1525270939" calcext:value-type="float">
            <text:p>17.15252709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6596250534" calcext:value-type="float">
            <text:p>17.659625053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6.3200030327" calcext:value-type="float">
            <text:p>86.32000303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242962122" calcext:value-type="float">
            <text:p>30.2429621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8151681423" calcext:value-type="float">
            <text:p>24.81516814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29759693146" calcext:value-type="float">
            <text:p>2.29759693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175632" calcext:value-type="float">
            <text:p>36.1756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4843089581" calcext:value-type="float">
            <text:p>24.48430895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79621696472" calcext:value-type="float">
            <text:p>7.79621696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1599259377" calcext:value-type="float">
            <text:p>20.15992593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7.4732358456" calcext:value-type="float">
            <text:p>37.47323584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5.6878538132" calcext:value-type="float">
            <text:p>25.68785381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21132898331" calcext:value-type="float">
            <text:p>5.21132898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3.3492851257" calcext:value-type="float">
            <text:p>23.349285125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99101901054" calcext:value-type="float">
            <text:p>2.99101901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2566418648" calcext:value-type="float">
            <text:p>11.25664186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1769649982" calcext:value-type="float">
            <text:p>17.17696499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89095211029" calcext:value-type="float">
            <text:p>7.89095211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57256293297" calcext:value-type="float">
            <text:p>6.5725629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3.8248460293" calcext:value-type="float">
            <text:p>53.82484602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8.440022945" calcext:value-type="float">
            <text:p>158.44002294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.8418569565" calcext:value-type="float">
            <text:p>15.84185695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0.6046628952" calcext:value-type="float">
            <text:p>90.60466289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537163972855" calcext:value-type="float">
            <text:p>0.53716397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3.2371151447" calcext:value-type="float">
            <text:p>43.23711514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01229190826" calcext:value-type="float">
            <text:p>6.01229190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3.6905779839" calcext:value-type="float">
            <text:p>93.69057798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2607808113" calcext:value-type="float">
            <text:p>11.26078081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7822868824" calcext:value-type="float">
            <text:p>2.78228688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6530730724" calcext:value-type="float">
            <text:p>13.65307307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6549711227" calcext:value-type="float">
            <text:p>11.65497112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3.1451911926" calcext:value-type="float">
            <text:p>23.14519119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1702210903" calcext:value-type="float">
            <text:p>21.17022109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4.7620930672" calcext:value-type="float">
            <text:p>54.76209306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7275800705" calcext:value-type="float">
            <text:p>4.72758007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75199794769" calcext:value-type="float">
            <text:p>6.75199794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74991893768" calcext:value-type="float">
            <text:p>5.74991893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.9340980053" calcext:value-type="float">
            <text:p>12.93409800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3979120255" calcext:value-type="float">
            <text:p>11.39791202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23552703857" calcext:value-type="float">
            <text:p>2.23552703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1338889599" calcext:value-type="float">
            <text:p>24.13388895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0928421021" calcext:value-type="float">
            <text:p>22.092842102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6.2942709923" calcext:value-type="float">
            <text:p>56.29427099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81849217415" calcext:value-type="float">
            <text:p>1.81849217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26835203171" calcext:value-type="float">
            <text:p>5.26835203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5.8993680477" calcext:value-type="float">
            <text:p>45.89936804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0.8220448494" calcext:value-type="float">
            <text:p>70.82204484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5603249073" calcext:value-type="float">
            <text:p>10.56032490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66593408585" calcext:value-type="float">
            <text:p>4.665934085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76586055756" calcext:value-type="float">
            <text:p>0.77658605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04827308655" calcext:value-type="float">
            <text:p>8.04827308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0532579422" calcext:value-type="float">
            <text:p>20.05325794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6813659668" calcext:value-type="float">
            <text:p>30.68136596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26578688622" calcext:value-type="float">
            <text:p>2.265786886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5075500011" calcext:value-type="float">
            <text:p>14.50755000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3289470673" calcext:value-type="float">
            <text:p>11.32894706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5151669979" calcext:value-type="float">
            <text:p>31.51516699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0.918148041" calcext:value-type="float">
            <text:p>120.9181480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79760885239" calcext:value-type="float">
            <text:p>4.79760885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01249694824" calcext:value-type="float">
            <text:p>3.01249694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81016397476" calcext:value-type="float">
            <text:p>1.81016397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1.9077219963" calcext:value-type="float">
            <text:p>41.90772199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09633803368" calcext:value-type="float">
            <text:p>2.09633803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96195197105" calcext:value-type="float">
            <text:p>4.96195197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1658008099" calcext:value-type="float">
            <text:p>28.16580080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6.7135131359" calcext:value-type="float">
            <text:p>76.713513135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1649501324" calcext:value-type="float">
            <text:p>26.16495013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8.4264550209" calcext:value-type="float">
            <text:p>68.42645502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6841711998" calcext:value-type="float">
            <text:p>36.68417119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4053997993" calcext:value-type="float">
            <text:p>14.40539979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80670404434" calcext:value-type="float">
            <text:p>6.80670404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5008270741" calcext:value-type="float">
            <text:p>14.50082707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3.3805999756" calcext:value-type="float">
            <text:p>53.38059997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9.654720068" calcext:value-type="float">
            <text:p>59.6547200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469866991" calcext:value-type="float">
            <text:p>13.4698669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7.539839983" calcext:value-type="float">
            <text:p>27.5398399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12614202499" calcext:value-type="float">
            <text:p>7.1261420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48733878136" calcext:value-type="float">
            <text:p>4.48733878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6377148628" calcext:value-type="float">
            <text:p>14.63771486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6816868782" calcext:value-type="float">
            <text:p>21.68168687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30997800827" calcext:value-type="float">
            <text:p>1.30997800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24994015694" calcext:value-type="float">
            <text:p>7.24994015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5.4907441139" calcext:value-type="float">
            <text:p>45.49074411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23951101303" calcext:value-type="float">
            <text:p>1.2395110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03021597862" calcext:value-type="float">
            <text:p>9.03021597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40299391747" calcext:value-type="float">
            <text:p>3.402993917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65367698669" calcext:value-type="float">
            <text:p>1.65367698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33128786087" calcext:value-type="float">
            <text:p>9.33128786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8.7543308735" calcext:value-type="float">
            <text:p>58.75433087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83976006508" calcext:value-type="float">
            <text:p>8.83976006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6.1686170101" calcext:value-type="float">
            <text:p>46.16861701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0.9188361168" calcext:value-type="float">
            <text:p>80.91883611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8673760891" calcext:value-type="float">
            <text:p>31.86737608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4.340695858" calcext:value-type="float">
            <text:p>54.3406958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8152160645" calcext:value-type="float">
            <text:p>28.815216064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4445400238" calcext:value-type="float">
            <text:p>18.44454002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9.1521499157" calcext:value-type="float">
            <text:p>49.152149915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68728613853" calcext:value-type="float">
            <text:p>3.68728613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0.7538290024" calcext:value-type="float">
            <text:p>60.75382900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3.0828239918" calcext:value-type="float">
            <text:p>43.08282399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5.4697899818" calcext:value-type="float">
            <text:p>75.46978998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3.793348074" calcext:value-type="float">
            <text:p>113.7933480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1102070808" calcext:value-type="float">
            <text:p>18.11020708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4.461148024" calcext:value-type="float">
            <text:p>144.4611480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5737669468" calcext:value-type="float">
            <text:p>28.57376694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4615051746" calcext:value-type="float">
            <text:p>33.46150517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6.5968968868" calcext:value-type="float">
            <text:p>66.59689688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88711690903" calcext:value-type="float">
            <text:p>2.8871169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5563089848" calcext:value-type="float">
            <text:p>22.55630898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25112199783" calcext:value-type="float">
            <text:p>4.25112199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6.6573889256" calcext:value-type="float">
            <text:p>46.65738892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2.092986107" calcext:value-type="float">
            <text:p>112.0929861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3248040676" calcext:value-type="float">
            <text:p>18.32480406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7151961327" calcext:value-type="float">
            <text:p>32.71519613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6.1649930477" calcext:value-type="float">
            <text:p>46.16499304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4779100418" calcext:value-type="float">
            <text:p>13.47791004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181126833" calcext:value-type="float">
            <text:p>18.1811268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7.3894071579" calcext:value-type="float">
            <text:p>67.38940715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25216007233" calcext:value-type="float">
            <text:p>7.25216007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.1581170559" calcext:value-type="float">
            <text:p>12.158117055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7.6881878376" calcext:value-type="float">
            <text:p>47.68818783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1397619247" calcext:value-type="float">
            <text:p>22.13976192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8049697876" calcext:value-type="float">
            <text:p>11.80496978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4.179602861" calcext:value-type="float">
            <text:p>104.1796028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1.597216845" calcext:value-type="float">
            <text:p>101.59721684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0.8400650024" calcext:value-type="float">
            <text:p>60.84006500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9.684677124" calcext:value-type="float">
            <text:p>39.6846771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4734609127" calcext:value-type="float">
            <text:p>28.47346091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07430696487" calcext:value-type="float">
            <text:p>1.07430696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33185148239" calcext:value-type="float">
            <text:p>0.63318514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.9541010857" calcext:value-type="float">
            <text:p>15.954101085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12744903564" calcext:value-type="float">
            <text:p>8.12744903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6.735671043" calcext:value-type="float">
            <text:p>106.7356710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3276391029" calcext:value-type="float">
            <text:p>17.32763910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4976170063" calcext:value-type="float">
            <text:p>4.49761700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45506191254" calcext:value-type="float">
            <text:p>2.4550619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9407618046" calcext:value-type="float">
            <text:p>11.94076180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15220284462" calcext:value-type="float">
            <text:p>2.15220284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7106218338" calcext:value-type="float">
            <text:p>10.71062183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571042060852" calcext:value-type="float">
            <text:p>0.57104206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5880298615" calcext:value-type="float">
            <text:p>14.58802986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6.6455109119" calcext:value-type="float">
            <text:p>56.64551091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3955099583" calcext:value-type="float">
            <text:p>18.39550995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2508230209" calcext:value-type="float">
            <text:p>16.25082302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39393997192" calcext:value-type="float">
            <text:p>9.39393997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65802407265" calcext:value-type="float">
            <text:p>3.65802407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0773339272" calcext:value-type="float">
            <text:p>30.07733392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4115970135" calcext:value-type="float">
            <text:p>20.41159701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38011813164" calcext:value-type="float">
            <text:p>3.38011813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1731660366" calcext:value-type="float">
            <text:p>16.17316603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7775628567" calcext:value-type="float">
            <text:p>16.77756285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4.7444491386" calcext:value-type="float">
            <text:p>54.74444913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8.9968919754" calcext:value-type="float">
            <text:p>98.996891975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9102060795" calcext:value-type="float">
            <text:p>11.91020607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0.0505349636" calcext:value-type="float">
            <text:p>80.05053496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4868180752" calcext:value-type="float">
            <text:p>24.48681807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7032101154" calcext:value-type="float">
            <text:p>11.703210115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6416661739" calcext:value-type="float">
            <text:p>24.64166617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90660500526" calcext:value-type="float">
            <text:p>3.90660500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20463013649" calcext:value-type="float">
            <text:p>1.20463013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93950200081" calcext:value-type="float">
            <text:p>9.93950200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5805718899" calcext:value-type="float">
            <text:p>11.58057188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1534659863" calcext:value-type="float">
            <text:p>33.15346598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5.7597150803" calcext:value-type="float">
            <text:p>45.75971508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92931103706" calcext:value-type="float">
            <text:p>5.929311037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37525701523" calcext:value-type="float">
            <text:p>2.37525701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2477068901" calcext:value-type="float">
            <text:p>31.24770689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06978201866" calcext:value-type="float">
            <text:p>3.06978201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0836360455" calcext:value-type="float">
            <text:p>11.08363604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3.7182040215" calcext:value-type="float">
            <text:p>23.71820402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51841306686" calcext:value-type="float">
            <text:p>4.51841306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57739686966" calcext:value-type="float">
            <text:p>2.57739686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30582594872" calcext:value-type="float">
            <text:p>7.30582594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5.1446950436" calcext:value-type="float">
            <text:p>45.14469504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3.5149431229" calcext:value-type="float">
            <text:p>43.51494312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5.7894129753" calcext:value-type="float">
            <text:p>55.78941297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1.7336668968" calcext:value-type="float">
            <text:p>51.73366689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0080928802" calcext:value-type="float">
            <text:p>17.00809288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4.1615490913" calcext:value-type="float">
            <text:p>44.16154909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1.233551025" calcext:value-type="float">
            <text:p>161.2335510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0.413949013" calcext:value-type="float">
            <text:p>130.4139490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06035208702" calcext:value-type="float">
            <text:p>4.0603520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90339207649" calcext:value-type="float">
            <text:p>8.90339207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8.3011231422" calcext:value-type="float">
            <text:p>48.30112314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1.1277370453" calcext:value-type="float">
            <text:p>41.12773704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618076086" calcext:value-type="float">
            <text:p>10.6180760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6.9000658989" calcext:value-type="float">
            <text:p>56.900065898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6.8651208878" calcext:value-type="float">
            <text:p>66.86512088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3932580948" calcext:value-type="float">
            <text:p>22.39325809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85098290443" calcext:value-type="float">
            <text:p>3.85098290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9774258137" calcext:value-type="float">
            <text:p>21.97742581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1050918102" calcext:value-type="float">
            <text:p>33.10509181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5.0590009689" calcext:value-type="float">
            <text:p>25.059000968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92457699776" calcext:value-type="float">
            <text:p>3.92457699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1897170544" calcext:value-type="float">
            <text:p>19.18971705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2.691587925" calcext:value-type="float">
            <text:p>42.6915879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4.5159111023" calcext:value-type="float">
            <text:p>54.51591110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1895771027" calcext:value-type="float">
            <text:p>34.18957710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8258459568" calcext:value-type="float">
            <text:p>10.82584595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3.0248491764" calcext:value-type="float">
            <text:p>23.02484917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3.135303974" calcext:value-type="float">
            <text:p>143.1353039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28503203392" calcext:value-type="float">
            <text:p>5.28503203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3.1508450508" calcext:value-type="float">
            <text:p>73.15084505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78020906448" calcext:value-type="float">
            <text:p>2.780209064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3192269802" calcext:value-type="float">
            <text:p>18.31922698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4.393504858" calcext:value-type="float">
            <text:p>64.3935048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507598877" calcext:value-type="float">
            <text:p>32.5075988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8.7059180737" calcext:value-type="float">
            <text:p>78.70591807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0737769604" calcext:value-type="float">
            <text:p>16.07377696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98782873154" calcext:value-type="float">
            <text:p>0.99878287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9469559193" calcext:value-type="float">
            <text:p>13.94695591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183617115" calcext:value-type="float">
            <text:p>22.1836171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23522901535" calcext:value-type="float">
            <text:p>6.235229015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4075469971" calcext:value-type="float">
            <text:p>33.407546997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7.1584310532" calcext:value-type="float">
            <text:p>87.15843105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4325339794" calcext:value-type="float">
            <text:p>31.43253397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1.3017220497" calcext:value-type="float">
            <text:p>41.30172204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6.3090400696" calcext:value-type="float">
            <text:p>76.30904006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7909440994" calcext:value-type="float">
            <text:p>20.79094409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1228880882" calcext:value-type="float">
            <text:p>36.12288808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5.2424249649" calcext:value-type="float">
            <text:p>45.24242496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9.5864470005" calcext:value-type="float">
            <text:p>89.58644700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15312099457" calcext:value-type="float">
            <text:p>3.15312099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2397668362" calcext:value-type="float">
            <text:p>13.239766836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1719739437" calcext:value-type="float">
            <text:p>21.17197394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7604060173" calcext:value-type="float">
            <text:p>2.76040601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028192997" calcext:value-type="float">
            <text:p>24.0281929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1787159443" calcext:value-type="float">
            <text:p>20.17871594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0491068363" calcext:value-type="float">
            <text:p>34.04910683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1408531666" calcext:value-type="float">
            <text:p>19.14085316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23708987236" calcext:value-type="float">
            <text:p>1.23708987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90095496178" calcext:value-type="float">
            <text:p>8.90095496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6863119602" calcext:value-type="float">
            <text:p>11.68631196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33246183395" calcext:value-type="float">
            <text:p>8.33246183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8525409698" calcext:value-type="float">
            <text:p>21.85254096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7.9849429131" calcext:value-type="float">
            <text:p>27.98494291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8.9524381161" calcext:value-type="float">
            <text:p>38.95243811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8.9256870747" calcext:value-type="float">
            <text:p>78.92568707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3.8067288399" calcext:value-type="float">
            <text:p>63.80672883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6190330982" calcext:value-type="float">
            <text:p>19.61903309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1525189877" calcext:value-type="float">
            <text:p>22.15251898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.2188298702" calcext:value-type="float">
            <text:p>74.21882987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7.289872885" calcext:value-type="float">
            <text:p>147.2898728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01845002174" calcext:value-type="float">
            <text:p>8.01845002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7934370041" calcext:value-type="float">
            <text:p>19.79343700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73947119713" calcext:value-type="float">
            <text:p>4.739471197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4203989506" calcext:value-type="float">
            <text:p>30.420398950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0779788494" calcext:value-type="float">
            <text:p>32.07797884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4643568993" calcext:value-type="float">
            <text:p>24.46435689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1805489063" calcext:value-type="float">
            <text:p>31.18054890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8.312278986" calcext:value-type="float">
            <text:p>98.3122789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6.303762913" calcext:value-type="float">
            <text:p>136.3037629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52482414246" calcext:value-type="float">
            <text:p>7.52482414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9146490097" calcext:value-type="float">
            <text:p>24.91464900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494677066803" calcext:value-type="float">
            <text:p>0.49467706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1.6818890572" calcext:value-type="float">
            <text:p>41.68188905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1.4529099464" calcext:value-type="float">
            <text:p>71.45290994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4.5613648891" calcext:value-type="float">
            <text:p>44.56136488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806581974" calcext:value-type="float">
            <text:p>14.8065819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3686759472" calcext:value-type="float">
            <text:p>28.36867594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.9244661331" calcext:value-type="float">
            <text:p>50.92446613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1864178181" calcext:value-type="float">
            <text:p>18.18641781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0310089588" calcext:value-type="float">
            <text:p>31.031008958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83234715462" calcext:value-type="float">
            <text:p>1.83234715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9.2110469341" calcext:value-type="float">
            <text:p>79.21104693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.92950487137" calcext:value-type="float">
            <text:p>4.92950487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0.8122432232" calcext:value-type="float">
            <text:p>60.81224322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.92447400093" calcext:value-type="float">
            <text:p>7.92447400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82279396057" calcext:value-type="float">
            <text:p>8.822793960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84029197693" calcext:value-type="float">
            <text:p>6.84029197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5726881027" calcext:value-type="float">
            <text:p>13.57268810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6.7578060627" calcext:value-type="float">
            <text:p>46.75780606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6.61984396" calcext:value-type="float">
            <text:p>116.619843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6049258709" calcext:value-type="float">
            <text:p>26.60492587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8189368248" calcext:value-type="float">
            <text:p>8.81893682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0567409992" calcext:value-type="float">
            <text:p>31.05674099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5463078022" calcext:value-type="float">
            <text:p>11.54630780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62656188011" calcext:value-type="float">
            <text:p>2.62656188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5124180317" calcext:value-type="float">
            <text:p>34.51241803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0907890797" calcext:value-type="float">
            <text:p>20.09078907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2532389164" calcext:value-type="float">
            <text:p>32.25323891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8813688755" calcext:value-type="float">
            <text:p>36.88136887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2.1380779743" calcext:value-type="float">
            <text:p>52.13807797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3.7116470337" calcext:value-type="float">
            <text:p>53.71164703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1.8629131317" calcext:value-type="float">
            <text:p>71.86291313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86565876007" calcext:value-type="float">
            <text:p>0.6865658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6184170246" calcext:value-type="float">
            <text:p>28.61841702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336384058" calcext:value-type="float">
            <text:p>9.3363840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4.412868023" calcext:value-type="float">
            <text:p>104.4128680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5.6740181446" calcext:value-type="float">
            <text:p>75.67401814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3.5368430614" calcext:value-type="float">
            <text:p>73.53684306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2.2039029598" calcext:value-type="float">
            <text:p>42.20390295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95406389236" calcext:value-type="float">
            <text:p>1.95406389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.5566740036" calcext:value-type="float">
            <text:p>14.55667400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1315279007" calcext:value-type="float">
            <text:p>20.13152790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.0528900623" calcext:value-type="float">
            <text:p>74.05289006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1693320274" calcext:value-type="float">
            <text:p>26.16933202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8.2369759083" calcext:value-type="float">
            <text:p>38.23697590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68511295319" calcext:value-type="float">
            <text:p>2.68511295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6741640568" calcext:value-type="float">
            <text:p>26.67416405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8.4482109547" calcext:value-type="float">
            <text:p>68.44821095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29753685" calcext:value-type="float">
            <text:p>13.297536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3134310246" calcext:value-type="float">
            <text:p>19.31343102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7.4385631084" calcext:value-type="float">
            <text:p>47.43856310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872507095337" calcext:value-type="float">
            <text:p>0.87250709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0890629292" calcext:value-type="float">
            <text:p>19.08906292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7.7104921341" calcext:value-type="float">
            <text:p>27.71049213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7282509804" calcext:value-type="float">
            <text:p>16.72825098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2.4868509769" calcext:value-type="float">
            <text:p>82.48685097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1877129078" calcext:value-type="float">
            <text:p>10.18771290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0.6849200726" calcext:value-type="float">
            <text:p>40.68492007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0.0841219425" calcext:value-type="float">
            <text:p>80.08412194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.6597831249" calcext:value-type="float">
            <text:p>28.65978312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5438740253" calcext:value-type="float">
            <text:p>16.54387402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52873396873" calcext:value-type="float">
            <text:p>8.52873396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6.7196619511" calcext:value-type="float">
            <text:p>96.71966195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6.0712621212" calcext:value-type="float">
            <text:p>76.07126212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2.4772341251" calcext:value-type="float">
            <text:p>72.47723412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56192398071" calcext:value-type="float">
            <text:p>2.56192398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972180366516" calcext:value-type="float">
            <text:p>0.09721803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3324158192" calcext:value-type="float">
            <text:p>24.33241581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6.8771619797" calcext:value-type="float">
            <text:p>86.87716197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2.2128210068" calcext:value-type="float">
            <text:p>62.21282100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4789938927" calcext:value-type="float">
            <text:p>13.47899389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5.816332817" calcext:value-type="float">
            <text:p>115.8163328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05744504929" calcext:value-type="float">
            <text:p>6.05744504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1326310635" calcext:value-type="float">
            <text:p>34.13263106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8.5270969868" calcext:value-type="float">
            <text:p>48.52709698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7716810703" calcext:value-type="float">
            <text:p>30.77168107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95391798019" calcext:value-type="float">
            <text:p>6.95391798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1.0821709633" calcext:value-type="float">
            <text:p>91.08217096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526348114" calcext:value-type="float">
            <text:p>20.5263481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3643679619" calcext:value-type="float">
            <text:p>33.36436796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6075320244" calcext:value-type="float">
            <text:p>17.60753202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.96082186699" calcext:value-type="float">
            <text:p>8.9608218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2.2224061489" calcext:value-type="float">
            <text:p>42.222406148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9.046632051" calcext:value-type="float">
            <text:p>219.0466320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0.4165871143" calcext:value-type="float">
            <text:p>70.41658711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1883130074" calcext:value-type="float">
            <text:p>10.18831300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8179600239" calcext:value-type="float">
            <text:p>16.81796002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4.11371088" calcext:value-type="float">
            <text:p>104.1137108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3.2847940922" calcext:value-type="float">
            <text:p>33.28479409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9.34907794" calcext:value-type="float">
            <text:p>29.3490779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5502440929" calcext:value-type="float">
            <text:p>32.55024409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846269846" calcext:value-type="float">
            <text:p>16.84626984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2.7046940327" calcext:value-type="float">
            <text:p>22.70469403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.8149828911" calcext:value-type="float">
            <text:p>15.81498289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.5751469135" calcext:value-type="float">
            <text:p>74.57514691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1.2359530926" calcext:value-type="float">
            <text:p>51.23595309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72676301" calcext:value-type="float">
            <text:p>26.726763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7062807083" calcext:value-type="float">
            <text:p>6.17062807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8751978874" calcext:value-type="float">
            <text:p>26.87519788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.25743317604" calcext:value-type="float">
            <text:p>5.2574331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6.0044929981" calcext:value-type="float">
            <text:p>96.00449299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1393499374" calcext:value-type="float">
            <text:p>20.13934993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872509479523" calcext:value-type="float">
            <text:p>0.0872509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6.9230298996" calcext:value-type="float">
            <text:p>76.92302989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4987690449" calcext:value-type="float">
            <text:p>18.49876904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4.0495738983" calcext:value-type="float">
            <text:p>34.04957389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8952379227" calcext:value-type="float">
            <text:p>19.89523792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69042491913" calcext:value-type="float">
            <text:p>3.69042491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6.8898949623" calcext:value-type="float">
            <text:p>36.88989496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6164910793" calcext:value-type="float">
            <text:p>10.61649107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.6665520668" calcext:value-type="float">
            <text:p>11.66655206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9.062931061" calcext:value-type="float">
            <text:p>209.0629310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8764472008" calcext:value-type="float">
            <text:p>21.87644720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3373410702" calcext:value-type="float">
            <text:p>19.33734107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5.6791729927" calcext:value-type="float">
            <text:p>65.67917299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.82464694977" calcext:value-type="float">
            <text:p>9.82464694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6.7662889957" calcext:value-type="float">
            <text:p>66.766288995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7.3773169518" calcext:value-type="float">
            <text:p>37.37731695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.8862428665" calcext:value-type="float">
            <text:p>16.88624286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.8300797939" calcext:value-type="float">
            <text:p>20.83007979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7.790435076" calcext:value-type="float">
            <text:p>167.7904350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.4968791008" calcext:value-type="float">
            <text:p>17.49687910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3.1490991116" calcext:value-type="float">
            <text:p>53.14909911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.5825738907" calcext:value-type="float">
            <text:p>13.58257389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70657420158" calcext:value-type="float">
            <text:p>1.70657420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1344161034" calcext:value-type="float">
            <text:p>19.134416103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3042471409" calcext:value-type="float">
            <text:p>32.30424714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0.3965928555" calcext:value-type="float">
            <text:p>30.39659285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1.190541029" calcext:value-type="float">
            <text:p>31.1905410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4.3080711365" calcext:value-type="float">
            <text:p>44.30807113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.68401885033" calcext:value-type="float">
            <text:p>2.684018850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79361820221" calcext:value-type="float">
            <text:p>0.17936182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2.5100870132" calcext:value-type="float">
            <text:p>42.51008701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24971294403" calcext:value-type="float">
            <text:p>3.2497129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.2034399509" calcext:value-type="float">
            <text:p>10.20343995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.0043139458" calcext:value-type="float">
            <text:p>26.0043139458</text:p>
          </table:table-cell>
          <table:table-cell table:number-columns-repeated="14"/>
        </table:table-row>
        <table:table-row table:style-name="ro1" table:number-rows-repeated="104807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2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00/00/0000</text:date>, <text:time style:data-style-name="N2" text:time-value="0000-00-00T11:58:52.411671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1:08:56.909255182</meta:creation-date>
    <dc:date>2014-07-19T15:49:24.706317311</dc:date>
    <meta:editing-duration>PT20H8M19S</meta:editing-duration>
    <meta:editing-cycles>13</meta:editing-cycles>
    <meta:generator>LibreOffice/4.1.6.2$Linux_X86_64 LibreOffice_project/410$Build-2</meta:generator>
    <dc:creator>hayek </dc:creator>
    <meta:document-statistic meta:table-count="4" meta:cell-count="10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Long Experiment'.D2:'Long Experiment'.D501" svg:x="0.77cm" svg:y="0.855cm" svg:width="12.327cm" svg:height="7.545cm">
          <chartooo:coordinate-region svg:x="1.577cm" svg:y="1.054cm" svg:width="11.50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ng Experiment'.D2:'Long Experiment'.D501" chart:class="chart:bar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3066987991">
                <text:p>0.533066987991</text:p>
                <draw:g>
                  <svg:desc>'Long Experiment'.D2:'Long Experiment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327784538">
                <text:p>1.43327784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2699108124">
                <text:p>5.82699108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1623880863">
                <text:p>57.1623880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3902096748">
                <text:p>8.83902096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87416935">
                <text:p>15.287416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7895190716">
                <text:p>24.7895190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0085401535">
                <text:p>9.00085401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555580616">
                <text:p>5.9555580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4735090733">
                <text:p>30.4735090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142309189">
                <text:p>27.8142309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1386950016">
                <text:p>57.138695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3302750587">
                <text:p>33.3302750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558598518">
                <text:p>18.755859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776604652">
                <text:p>1.21776604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2948269844">
                <text:p>59.294826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598797083">
                <text:p>126.598797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3010079861">
                <text:p>69.3010079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321659565">
                <text:p>17.3321659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5680940151">
                <text:p>33.5680940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2837769985">
                <text:p>13.2837769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4465088844">
                <text:p>3.44465088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542740345">
                <text:p>7.8542740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388370514">
                <text:p>14.4388370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9937257767">
                <text:p>58.9937257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8492019176">
                <text:p>35.8492019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837430477">
                <text:p>11.8837430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3587260246">
                <text:p>13.3587260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3482904434">
                <text:p>6.13482904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0440530777">
                <text:p>56.0440530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517199993">
                <text:p>12.45171999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9543795586">
                <text:p>2.39543795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9809808731">
                <text:p>3.798098087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835606575">
                <text:p>1.0383560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8297200203">
                <text:p>1.3829720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8276329041">
                <text:p>19.8276329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4565889835">
                <text:p>65.4565889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9298520088">
                <text:p>41.9298520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15788197517">
                <text:p>8.15788197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.8555941582">
                <text:p>73.8555941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1240608692">
                <text:p>33.124060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.6084871292">
                <text:p>71.6084871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0208859444">
                <text:p>17.0208859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1186871529">
                <text:p>62.11868715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.1858489513">
                <text:p>31.1858489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7195708752">
                <text:p>59.7195708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9181568623">
                <text:p>62.9181568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2762899399">
                <text:p>71.2762899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756599903">
                <text:p>25.0756599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7.626182079">
                <text:p>127.626182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5624029636">
                <text:p>30.5624029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.319922924">
                <text:p>121.3199229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1031079292">
                <text:p>65.1031079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2473800182">
                <text:p>29.2473800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.597748041">
                <text:p>105.597748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399764061">
                <text:p>15.399764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8011269569">
                <text:p>60.8011269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4836270809">
                <text:p>62.4836270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3929519653">
                <text:p>28.3929519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8411362171">
                <text:p>78.8411362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9089713097">
                <text:p>7.29089713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918211937">
                <text:p>22.918211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98290205">
                <text:p>129.98290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887460947">
                <text:p>17.887460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21931385994">
                <text:p>8.21931385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0496098995">
                <text:p>84.0496098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7943060398">
                <text:p>21.7943060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23266601562">
                <text:p>8.23266601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575270176">
                <text:p>22.3575270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1539721489">
                <text:p>33.1539721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371049881">
                <text:p>16.1371049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86673069">
                <text:p>5.286673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8436994553">
                <text:p>1.28436994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963560104">
                <text:p>22.4963560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920490742">
                <text:p>11.8920490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6767041683">
                <text:p>35.6767041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2913548946">
                <text:p>98.2913548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4878211021">
                <text:p>44.4878211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1269900799">
                <text:p>15.1269900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364099979">
                <text:p>16.6364099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1427397728">
                <text:p>2.41427397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7155218124">
                <text:p>8.17155218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.671225071">
                <text:p>62.671225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.4606821537">
                <text:p>38.460682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3795800209">
                <text:p>36.3795800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5494408607">
                <text:p>1.25494408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0633187294">
                <text:p>6.80633187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6724178791">
                <text:p>26.6724178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0517997742">
                <text:p>0.840517997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5708129406">
                <text:p>6.5708129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.927512884">
                <text:p>180.927512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98482132">
                <text:p>14.598482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1819050312">
                <text:p>65.1819050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8360240459">
                <text:p>31.8360240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8585250378">
                <text:p>21.8585250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8693590164">
                <text:p>7.68693590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.1430571079">
                <text:p>58.1430571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374630928">
                <text:p>11.374630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2576303482">
                <text:p>4.52576303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457727909">
                <text:p>21.5457727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6449007988">
                <text:p>4.56449007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9926240444">
                <text:p>95.9926240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.917137146">
                <text:p>64.917137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4195950031">
                <text:p>34.4195950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4532809258">
                <text:p>16.4532809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6094090939">
                <text:p>85.60940909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97497391701">
                <text:p>7.974973917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783400774">
                <text:p>9.7834007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.6863071918">
                <text:p>63.6863071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1719007492">
                <text:p>0.741719007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2096338272">
                <text:p>46.2096338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1525270939">
                <text:p>17.1525270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596250534">
                <text:p>17.6596250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3200030327">
                <text:p>86.32000303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.242962122">
                <text:p>30.242962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.8151681423">
                <text:p>24.8151681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9759693146">
                <text:p>2.297596931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175632">
                <text:p>36.175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4843089581">
                <text:p>24.48430895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79621696472">
                <text:p>7.79621696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1599259377">
                <text:p>20.1599259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4732358456">
                <text:p>37.4732358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6878538132">
                <text:p>25.6878538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1132898331">
                <text:p>5.21132898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3492851257">
                <text:p>23.3492851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9101901054">
                <text:p>2.99101901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2566418648">
                <text:p>11.2566418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1769649982">
                <text:p>17.1769649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89095211029">
                <text:p>7.89095211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7256293297">
                <text:p>6.572562932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.8248460293">
                <text:p>53.8248460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8.440022945">
                <text:p>158.4400229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8418569565">
                <text:p>15.84185695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.6046628952">
                <text:p>90.60466289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7163972855">
                <text:p>0.537163972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2371151447">
                <text:p>43.2371151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1229190826">
                <text:p>6.01229190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.6905779839">
                <text:p>93.69057798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2607808113">
                <text:p>11.2607808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22868824">
                <text:p>2.7822868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6530730724">
                <text:p>13.65307307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6549711227">
                <text:p>11.6549711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1451911926">
                <text:p>23.1451911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1702210903">
                <text:p>21.1702210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7620930672">
                <text:p>54.7620930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7275800705">
                <text:p>4.7275800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5199794769">
                <text:p>6.751997947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74991893768">
                <text:p>5.749918937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9340980053">
                <text:p>12.9340980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3979120255">
                <text:p>11.3979120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3552703857">
                <text:p>2.235527038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1338889599">
                <text:p>24.13388895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0928421021">
                <text:p>22.0928421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2942709923">
                <text:p>56.29427099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1849217415">
                <text:p>1.818492174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6835203171">
                <text:p>5.268352031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8993680477">
                <text:p>45.89936804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.8220448494">
                <text:p>70.8220448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5603249073">
                <text:p>10.5603249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6593408585">
                <text:p>4.66593408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6586055756">
                <text:p>0.776586055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827308655">
                <text:p>8.04827308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0532579422">
                <text:p>20.05325794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6813659668">
                <text:p>30.6813659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6578688622">
                <text:p>2.26578688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075500011">
                <text:p>14.5075500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3289470673">
                <text:p>11.32894706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5151669979">
                <text:p>31.51516699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.918148041">
                <text:p>120.9181480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79760885239">
                <text:p>4.797608852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1249694824">
                <text:p>3.01249694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016397476">
                <text:p>1.810163974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9077219963">
                <text:p>41.9077219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09633803368">
                <text:p>2.096338033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6195197105">
                <text:p>4.961951971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58008099">
                <text:p>28.16580080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7135131359">
                <text:p>76.71351313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1649501324">
                <text:p>26.16495013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4264550209">
                <text:p>68.4264550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6841711998">
                <text:p>36.6841711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4053997993">
                <text:p>14.4053997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80670404434">
                <text:p>6.806704044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5008270741">
                <text:p>14.50082707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3805999756">
                <text:p>53.3805999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.654720068">
                <text:p>59.654720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69866991">
                <text:p>13.469866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539839983">
                <text:p>27.5398399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2614202499">
                <text:p>7.126142024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8733878136">
                <text:p>4.48733878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6377148628">
                <text:p>14.63771486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6816868782">
                <text:p>21.68168687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997800827">
                <text:p>1.309978008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4994015694">
                <text:p>7.24994015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.4907441139">
                <text:p>45.4907441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3951101303">
                <text:p>1.239511013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03021597862">
                <text:p>9.030215978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40299391747">
                <text:p>3.402993917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5367698669">
                <text:p>1.65367698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33128786087">
                <text:p>9.3312878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7543308735">
                <text:p>58.7543308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83976006508">
                <text:p>8.83976006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.1686170101">
                <text:p>46.16861701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9188361168">
                <text:p>80.91883611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8673760891">
                <text:p>31.86737608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.340695858">
                <text:p>54.3406958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8152160645">
                <text:p>28.81521606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4445400238">
                <text:p>18.44454002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.1521499157">
                <text:p>49.1521499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8728613853">
                <text:p>3.687286138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.7538290024">
                <text:p>60.7538290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0828239918">
                <text:p>43.0828239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.4697899818">
                <text:p>75.46978998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.793348074">
                <text:p>113.7933480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1102070808">
                <text:p>18.11020708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4.461148024">
                <text:p>144.461148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5737669468">
                <text:p>28.57376694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4615051746">
                <text:p>33.4615051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.5968968868">
                <text:p>66.59689688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8711690903">
                <text:p>2.887116909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5563089848">
                <text:p>22.55630898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5112199783">
                <text:p>4.25112199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6573889256">
                <text:p>46.65738892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092986107">
                <text:p>112.092986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3248040676">
                <text:p>18.3248040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7151961327">
                <text:p>32.71519613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.1649930477">
                <text:p>46.1649930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4779100418">
                <text:p>13.47791004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181126833">
                <text:p>18.181126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3894071579">
                <text:p>67.38940715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5216007233">
                <text:p>7.252160072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1581170559">
                <text:p>12.15811705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6881878376">
                <text:p>47.6881878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1397619247">
                <text:p>22.13976192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8049697876">
                <text:p>11.8049697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4.179602861">
                <text:p>104.1796028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.597216845">
                <text:p>101.5972168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8400650024">
                <text:p>60.8400650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684677124">
                <text:p>39.684677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4734609127">
                <text:p>28.47346091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7430696487">
                <text:p>1.074306964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33185148239">
                <text:p>0.6331851482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9541010857">
                <text:p>15.95410108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2744903564">
                <text:p>8.12744903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6.735671043">
                <text:p>106.7356710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3276391029">
                <text:p>17.32763910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4976170063">
                <text:p>4.49761700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506191254">
                <text:p>2.45506191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9407618046">
                <text:p>11.9407618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5220284462">
                <text:p>2.15220284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7106218338">
                <text:p>10.71062183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71042060852">
                <text:p>0.5710420608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5880298615">
                <text:p>14.58802986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.6455109119">
                <text:p>56.6455109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3955099583">
                <text:p>18.39550995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508230209">
                <text:p>16.25082302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39393997192">
                <text:p>9.393939971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65802407265">
                <text:p>3.658024072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0773339272">
                <text:p>30.07733392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4115970135">
                <text:p>20.41159701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38011813164">
                <text:p>3.38011813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731660366">
                <text:p>16.17316603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775628567">
                <text:p>16.77756285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.7444491386">
                <text:p>54.7444491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8.9968919754">
                <text:p>98.99689197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9102060795">
                <text:p>11.91020607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.0505349636">
                <text:p>80.05053496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4868180752">
                <text:p>24.48681807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7032101154">
                <text:p>11.7032101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416661739">
                <text:p>24.64166617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90660500526">
                <text:p>3.906605005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0463013649">
                <text:p>1.204630136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93950200081">
                <text:p>9.939502000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5805718899">
                <text:p>11.5805718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1534659863">
                <text:p>33.15346598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7597150803">
                <text:p>45.75971508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2931103706">
                <text:p>5.929311037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7525701523">
                <text:p>2.37525701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2477068901">
                <text:p>31.24770689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6978201866">
                <text:p>3.069782018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0836360455">
                <text:p>11.0836360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7182040215">
                <text:p>23.71820402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51841306686">
                <text:p>4.518413066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57739686966">
                <text:p>2.57739686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30582594872">
                <text:p>7.305825948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1446950436">
                <text:p>45.14469504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.5149431229">
                <text:p>43.5149431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5.7894129753">
                <text:p>55.78941297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.7336668968">
                <text:p>51.7336668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0080928802">
                <text:p>17.00809288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1615490913">
                <text:p>44.16154909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1.233551025">
                <text:p>161.233551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0.413949013">
                <text:p>130.413949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06035208702">
                <text:p>4.060352087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90339207649">
                <text:p>8.903392076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.3011231422">
                <text:p>48.30112314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1277370453">
                <text:p>41.12773704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618076086">
                <text:p>10.618076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9000658989">
                <text:p>56.90006589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.8651208878">
                <text:p>66.86512088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.3932580948">
                <text:p>22.39325809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85098290443">
                <text:p>3.850982904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9774258137">
                <text:p>21.97742581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1050918102">
                <text:p>33.1050918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0590009689">
                <text:p>25.0590009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92457699776">
                <text:p>3.924576997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1897170544">
                <text:p>19.18971705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.691587925">
                <text:p>42.6915879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5159111023">
                <text:p>54.51591110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1895771027">
                <text:p>34.18957710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8258459568">
                <text:p>10.82584595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.0248491764">
                <text:p>23.02484917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.135303974">
                <text:p>143.135303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28503203392">
                <text:p>5.285032033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.1508450508">
                <text:p>73.1508450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78020906448">
                <text:p>2.780209064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3192269802">
                <text:p>18.31922698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393504858">
                <text:p>64.3935048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.507598877">
                <text:p>32.5075988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.7059180737">
                <text:p>78.70591807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.0737769604">
                <text:p>16.07377696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8782873154">
                <text:p>0.998782873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469559193">
                <text:p>13.9469559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183617115">
                <text:p>22.183617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23522901535">
                <text:p>6.235229015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4075469971">
                <text:p>33.40754699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7.1584310532">
                <text:p>87.15843105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.4325339794">
                <text:p>31.43253397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3017220497">
                <text:p>41.3017220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.3090400696">
                <text:p>76.3090400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.7909440994">
                <text:p>20.79094409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1228880882">
                <text:p>36.12288808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.2424249649">
                <text:p>45.24242496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.5864470005">
                <text:p>89.58644700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5312099457">
                <text:p>3.153120994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2397668362">
                <text:p>13.23976683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1719739437">
                <text:p>21.17197394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604060173">
                <text:p>2.76040601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028192997">
                <text:p>24.028192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.1787159443">
                <text:p>20.1787159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0491068363">
                <text:p>34.04910683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1408531666">
                <text:p>19.14085316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3708987236">
                <text:p>1.237089872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90095496178">
                <text:p>8.900954961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6863119602">
                <text:p>11.68631196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33246183395">
                <text:p>8.332461833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.8525409698">
                <text:p>21.85254096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9849429131">
                <text:p>27.98494291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.9524381161">
                <text:p>38.95243811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8.9256870747">
                <text:p>78.92568707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.8067288399">
                <text:p>63.8067288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6190330982">
                <text:p>19.61903309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1525189877">
                <text:p>22.15251898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.2188298702">
                <text:p>74.2188298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7.289872885">
                <text:p>147.2898728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01845002174">
                <text:p>8.018450021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7934370041">
                <text:p>19.79343700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73947119713">
                <text:p>4.739471197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4203989506">
                <text:p>30.42039895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0779788494">
                <text:p>32.07797884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4643568993">
                <text:p>24.46435689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1805489063">
                <text:p>31.18054890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.312278986">
                <text:p>98.3122789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.303762913">
                <text:p>136.3037629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52482414246">
                <text:p>7.524824142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9146490097">
                <text:p>24.91464900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4677066803">
                <text:p>0.4946770668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.6818890572">
                <text:p>41.68188905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1.4529099464">
                <text:p>71.4529099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5613648891">
                <text:p>44.56136488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806581974">
                <text:p>14.8065819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.3686759472">
                <text:p>28.3686759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.9244661331">
                <text:p>50.92446613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1864178181">
                <text:p>18.18641781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.0310089588">
                <text:p>31.03100895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3234715462">
                <text:p>1.832347154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.2110469341">
                <text:p>79.21104693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92950487137">
                <text:p>4.929504871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8122432232">
                <text:p>60.81224322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2447400093">
                <text:p>7.924474000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82279396057">
                <text:p>8.822793960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84029197693">
                <text:p>6.840291976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.5726881027">
                <text:p>13.57268810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.7578060627">
                <text:p>46.75780606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6.61984396">
                <text:p>116.619843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.6049258709">
                <text:p>26.60492587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189368248">
                <text:p>8.8189368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.0567409992">
                <text:p>31.05674099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5463078022">
                <text:p>11.54630780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62656188011">
                <text:p>2.62656188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.5124180317">
                <text:p>34.5124180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.0907890797">
                <text:p>20.0907890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.2532389164">
                <text:p>32.25323891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.8813688755">
                <text:p>36.88136887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.1380779743">
                <text:p>52.13807797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.7116470337">
                <text:p>53.71164703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1.8629131317">
                <text:p>71.86291313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86565876007">
                <text:p>0.686565876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6184170246">
                <text:p>28.6184170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336384058">
                <text:p>9.3363840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4.412868023">
                <text:p>104.412868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5.6740181446">
                <text:p>75.67401814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3.5368430614">
                <text:p>73.53684306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.2039029598">
                <text:p>42.20390295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5406389236">
                <text:p>1.95406389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.5566740036">
                <text:p>14.55667400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1315279007">
                <text:p>20.13152790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.0528900623">
                <text:p>74.05289006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1693320274">
                <text:p>26.1693320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.2369759083">
                <text:p>38.23697590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8511295319">
                <text:p>2.685112953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6741640568">
                <text:p>26.67416405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.4482109547">
                <text:p>68.44821095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29753685">
                <text:p>13.297536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.3134310246">
                <text:p>19.31343102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.4385631084">
                <text:p>47.43856310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72507095337">
                <text:p>0.8725070953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0890629292">
                <text:p>19.08906292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7104921341">
                <text:p>27.71049213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282509804">
                <text:p>16.7282509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2.4868509769">
                <text:p>82.48685097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1877129078">
                <text:p>10.18771290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6849200726">
                <text:p>40.68492007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.0841219425">
                <text:p>80.08412194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.6597831249">
                <text:p>28.65978312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5438740253">
                <text:p>16.54387402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2873396873">
                <text:p>8.528733968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6.7196619511">
                <text:p>96.71966195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.0712621212">
                <text:p>76.07126212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.4772341251">
                <text:p>72.47723412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6192398071">
                <text:p>2.561923980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972180366516">
                <text:p>0.09721803665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3324158192">
                <text:p>24.33241581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8771619797">
                <text:p>86.87716197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.2128210068">
                <text:p>62.21282100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4789938927">
                <text:p>13.47899389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816332817">
                <text:p>115.816332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05744504929">
                <text:p>6.057445049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.1326310635">
                <text:p>34.13263106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.5270969868">
                <text:p>48.52709698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.7716810703">
                <text:p>30.77168107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5391798019">
                <text:p>6.953917980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1.0821709633">
                <text:p>91.08217096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526348114">
                <text:p>20.526348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3.3643679619">
                <text:p>33.36436796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6075320244">
                <text:p>17.6075320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6082186699">
                <text:p>8.960821866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2224061489">
                <text:p>42.2224061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9.046632051">
                <text:p>219.0466320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.4165871143">
                <text:p>70.41658711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1883130074">
                <text:p>10.18831300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8179600239">
                <text:p>16.81796002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4.11371088">
                <text:p>104.113710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.2847940922">
                <text:p>33.28479409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34907794">
                <text:p>29.349077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.5502440929">
                <text:p>32.55024409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846269846">
                <text:p>16.8462698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7046940327">
                <text:p>22.70469403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8149828911">
                <text:p>15.81498289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4.5751469135">
                <text:p>74.57514691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.2359530926">
                <text:p>51.23595309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72676301">
                <text:p>26.726763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17062807083">
                <text:p>6.17062807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8751978874">
                <text:p>26.87519788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25743317604">
                <text:p>5.25743317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6.0044929981">
                <text:p>96.00449299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.1393499374">
                <text:p>20.13934993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72509479523">
                <text:p>0.08725094795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.9230298996">
                <text:p>76.9230298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4987690449">
                <text:p>18.49876904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4.0495738983">
                <text:p>34.04957389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8952379227">
                <text:p>19.89523792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69042491913">
                <text:p>3.69042491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.8898949623">
                <text:p>36.88989496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6164910793">
                <text:p>10.61649107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6665520668">
                <text:p>11.66655206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9.062931061">
                <text:p>209.0629310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.8764472008">
                <text:p>21.87644720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3373410702">
                <text:p>19.33734107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5.6791729927">
                <text:p>65.6791729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82464694977">
                <text:p>9.824646949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.7662889957">
                <text:p>66.76628899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.3773169518">
                <text:p>37.3773169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8862428665">
                <text:p>16.88624286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.8300797939">
                <text:p>20.83007979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7.790435076">
                <text:p>167.7904350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4968791008">
                <text:p>17.49687910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3.1490991116">
                <text:p>53.1490991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5825738907">
                <text:p>13.58257389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0657420158">
                <text:p>1.706574201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1344161034">
                <text:p>19.13441610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.3042471409">
                <text:p>32.30424714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.3965928555">
                <text:p>30.3965928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190541029">
                <text:p>31.1905410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.3080711365">
                <text:p>44.3080711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68401885033">
                <text:p>2.68401885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79361820221">
                <text:p>0.1793618202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5100870132">
                <text:p>42.51008701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24971294403">
                <text:p>3.249712944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2034399509">
                <text:p>10.20343995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.0043139458">
                <text:p>26.0043139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line" chart:style-name="ch1">
        <chart:legend chart:legend-position="end" svg:x="13.174cm" svg:y="4.197cm" style:legend-expansion="high" chart:style-name="ch2"/>
        <chart:plot-area chart:style-name="ch3" table:cell-range-address="'Long Experiment'.A2:'Long Experiment'.A41" svg:x="0.77cm" svg:y="0.851cm" svg:width="11.764cm" svg:height="7.542cm">
          <chartooo:coordinate-region svg:x="1.391cm" svg:y="1.05cm" svg:width="10.956cm" svg:height="6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ong Experiment'.A2:'Long Experiment'.A4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">
                <text:p>0.054</text:p>
                <draw:g>
                  <svg:desc>'Long Experiment'.A2:'Long Experiment'.A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4">
                <text:p>1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88">
                <text:p>10.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06">
                <text:p>4.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21">
                <text:p>1.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22">
                <text:p>4.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91">
                <text:p>8.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87">
                <text:p>4.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04">
                <text:p>4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